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0717in"/>
    </style:style>
    <style:style style:name="co16" style:family="table-column">
      <style:table-column-properties fo:break-before="auto" style:column-width="2.6374in"/>
    </style:style>
    <style:style style:name="co17" style:family="table-column">
      <style:table-column-properties fo:break-before="auto" style:column-width="1.2327in"/>
    </style:style>
    <style:style style:name="co18" style:family="table-column">
      <style:table-column-properties fo:break-before="auto" style:column-width="1.1898in"/>
    </style:style>
    <style:style style:name="co19" style:family="table-column">
      <style:table-column-properties fo:break-before="auto" style:column-width="2.5409in"/>
    </style:style>
    <style:style style:name="co20" style:family="table-column">
      <style:table-column-properties fo:break-before="auto" style:column-width="2.1547in"/>
    </style:style>
    <style:style style:name="co21" style:family="table-column">
      <style:table-column-properties fo:break-before="auto" style:column-width="1.9937in"/>
    </style:style>
    <style:style style:name="co22" style:family="table-column">
      <style:table-column-properties fo:break-before="auto" style:column-width="1.6189in"/>
    </style:style>
    <style:style style:name="co23" style:family="table-column">
      <style:table-column-properties fo:break-before="auto" style:column-width="4.2992in"/>
    </style:style>
    <style:style style:name="co24" style:family="table-column">
      <style:table-column-properties fo:break-before="auto" style:column-width="2.948in"/>
    </style:style>
    <style:style style:name="co25" style:family="table-column">
      <style:table-column-properties fo:break-before="auto" style:column-width="3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e8f2a1"/>
    </style:style>
    <style:style style:name="ce1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e8f2a1" fo:border="0.06pt solid #000000"/>
    </style:style>
    <style:style style:name="ce46" style:family="table-cell" style:parent-style-name="Default" style:data-style-name="N130">
      <style:table-cell-properties fo:background-color="#e8f2a1"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26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 style:data-style-name="N12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3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#e8f2a1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e8f2a1" fo:border="0.06pt solid #000000"/>
    </style:style>
    <style:style style:name="ce95" style:family="table-cell" style:parent-style-name="Default" style:data-style-name="N130">
      <style:table-cell-properties fo:background-color="#e8f2a1" fo:border="0.06pt solid #000000"/>
    </style:style>
    <style:style style:name="ce9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06pt solid #000000"/>
    </style:style>
    <style:style style:name="ce98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99" style:family="table-cell" style:parent-style-name="Default" style:data-style-name="N13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7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8" style:family="table-cell" style:parent-style-name="Default" style:data-style-name="N12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8f2a1" fo:border="0.06pt solid #000000"/>
    </style:style>
    <style:style style:name="ce49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8f2a1" fo:border-left="0.06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ce5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2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rmaçõ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8" office:value-type="string" calcext:value-type="string">
            <text:p>Planilha auxiliar para identificação de solos utilizando o Sistema Brasileiro de Classificação do Solos</text:p>
          </table:table-cell>
          <table:table-cell/>
        </table:table-row>
        <table:table-row table:style-name="ro1">
          <table:table-cell table:style-name="ce78" office:value-type="string" calcext:value-type="string">
            <text:p>Autor: T.P. Leão</text:p>
          </table:table-cell>
          <table:table-cell/>
        </table:table-row>
        <table:table-row table:style-name="ro1">
          <table:table-cell table:style-name="ce78" office:value-type="string" calcext:value-type="string">
            <text:p>Versão teste (Beta), reportar erros para o autor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78" office:value-type="string" calcext:value-type="string">
            <text:p>Licença:</text:p>
          </table:table-cell>
          <table:table-cell/>
        </table:table-row>
        <table:table-row table:style-name="ro1">
          <table:table-cell office:value-type="string" calcext:value-type="string">
            <text:p>https://creativecommons.org/licenses/by/4.0/deed.p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8" office:value-type="string" calcext:value-type="string">
            <text:p>Referência:</text:p>
          </table:table-cell>
          <table:table-cell/>
        </table:table-row>
        <table:table-row table:style-name="ro1">
          <table:table-cell office:value-type="string" calcext:value-type="string">
            <text:p>Santos et al. (2018). Sistema brasileiro de classificação de solos. 5a ed. Embrapa, Brasília, DF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9"/>
          <table:table-cell table:style-name="ce82" office:value-type="string" calcext:value-type="string">
            <text:p>Células em branco abaixo do cabeçalho em amarelo são para entrada dos dados do usuári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0"/>
          <table:table-cell table:style-name="ce82" office:value-type="string" calcext:value-type="string">
            <text:p>Não alterar células em verde, elas contém fórmulas e resultad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1" office:value-type="string" calcext:value-type="string">
            <text:p>Aviso:</text:p>
          </table:table-cell>
          <table:table-cell/>
        </table:table-row>
        <table:table-row table:style-name="ro1">
          <table:table-cell table:style-name="ce78" office:value-type="string" calcext:value-type="string">
            <text:p>A planilha checa apenas características gerais, cabe ao usuário checar todos os resultados </text:p>
          </table:table-cell>
          <table:table-cell/>
        </table:table-row>
        <table:table-row table:style-name="ro1">
          <table:table-cell table:style-name="ce78" office:value-type="string" calcext:value-type="string">
            <text:p>O autor é isento de qualquer responsabilidade pelo uso inadequado e eventuais incorreções nos procedimentos</text:p>
          </table:table-cell>
          <table:table-cell/>
        </table:table-row>
        <table:table-row table:style-name="ro1">
          <table:table-cell table:style-name="ce78" office:value-type="string" calcext:value-type="string">
            <text:p>Planilha em fase de testes</text:p>
          </table:table-cell>
          <table:table-cell/>
        </table:table-row>
      </table:table>
      <table:table table:name="1. Atributos Diagnósticos - Física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83" office:value-type="string" calcext:value-type="string">
            <text:p>Horizonte-Sigla</text:p>
          </table:table-cell>
          <table:table-cell table:style-name="ce83" office:value-type="string" calcext:value-type="string">
            <text:p>Prof</text:p>
          </table:table-cell>
          <table:table-cell table:style-name="ce83" office:value-type="string" calcext:value-type="string">
            <text:p>Calhau</text:p>
          </table:table-cell>
          <table:table-cell table:style-name="ce83" office:value-type="string" calcext:value-type="string">
            <text:p>Cascalho</text:p>
          </table:table-cell>
          <table:table-cell table:style-name="ce83" office:value-type="string" calcext:value-type="string">
            <text:p>Areia Grossa</text:p>
          </table:table-cell>
          <table:table-cell table:style-name="ce83" office:value-type="string" calcext:value-type="string">
            <text:p>Areia Fina</text:p>
          </table:table-cell>
          <table:table-cell table:style-name="ce83" office:value-type="string" calcext:value-type="string">
            <text:p>Silte</text:p>
          </table:table-cell>
          <table:table-cell table:style-name="ce83" office:value-type="string" calcext:value-type="string">
            <text:p>Argila</text:p>
          </table:table-cell>
          <table:table-cell table:style-name="ce83" office:value-type="string" calcext:value-type="string">
            <text:p>Argila Dispersa H2O</text:p>
          </table:table-cell>
          <table:table-cell table:style-name="ce87" office:value-type="string" calcext:value-type="string">
            <text:p>Areia Total</text:p>
          </table:table-cell>
          <table:table-cell table:style-name="ce87" office:value-type="string" calcext:value-type="string">
            <text:p>Grau de Floculação</text:p>
          </table:table-cell>
          <table:table-cell table:style-name="ce87" office:value-type="string" calcext:value-type="string">
            <text:p>Rel. Silte/Arg</text:p>
          </table:table-cell>
          <table:table-cell table:style-name="ce87" office:value-type="string" calcext:value-type="string">
            <text:p>Cascalhenta?</text:p>
          </table:table-cell>
          <table:table-cell table:style-name="ce87" office:value-type="string" calcext:value-type="string">
            <text:p>Grupamento Textural?</text:p>
          </table:table-cell>
          <table:table-cell/>
          <table:table-cell table:style-name="ce81" office:value-type="string" calcext:value-type="string">
            <text:p>Relação Textural</text:p>
          </table:table-cell>
          <table:table-cell table:number-columns-repeated="4"/>
        </table:table-row>
        <table:table-row table:style-name="ro1">
          <table:table-cell table:style-name="ce83" office:value-type="string" calcext:value-type="string">
            <text:p>***</text:p>
          </table:table-cell>
          <table:table-cell table:style-name="ce83" office:value-type="string" calcext:value-type="string">
            <text:p>(cm)</text:p>
          </table:table-cell>
          <table:table-cell table:number-columns-repeated="7" table:style-name="ce83" office:value-type="string" calcext:value-type="string">
            <text:p>(g/kg)</text:p>
          </table:table-cell>
          <table:table-cell table:style-name="ce87" office:value-type="string" calcext:value-type="string">
            <text:p>(g/kg)</text:p>
          </table:table-cell>
          <table:table-cell table:style-name="ce87" office:value-type="string" calcext:value-type="string">
            <text:p>(%)</text:p>
          </table:table-cell>
          <table:table-cell table:number-columns-repeated="3" table:style-name="ce87" office:value-type="string" calcext:value-type="string">
            <text:p>***</text:p>
          </table:table-cell>
          <table:table-cell table:number-columns-repeated="6"/>
        </table:table-row>
        <table:table-row table:style-name="ro1">
          <table:table-cell table:style-name="ce84" office:value-type="string" calcext:value-type="string">
            <text:p>A1</text:p>
          </table:table-cell>
          <table:table-cell table:style-name="ce84" office:value-type="string" calcext:value-type="string">
            <text:p>0-1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260" calcext:value-type="float">
            <text:p>260</text:p>
          </table:table-cell>
          <table:table-cell table:style-name="ce84" office:value-type="float" office:value="390" calcext:value-type="float">
            <text:p>390</text:p>
          </table:table-cell>
          <table:table-cell table:style-name="ce84" office:value-type="float" office:value="270" calcext:value-type="float">
            <text:p>270</text:p>
          </table:table-cell>
          <table:table-cell table:style-name="ce88" table:formula="of:=SUM([.E3:.F3])" office:value-type="float" office:value="350" calcext:value-type="float">
            <text:p>350.00</text:p>
          </table:table-cell>
          <table:table-cell table:style-name="ce88" table:formula="of:=(1-[.I3]/[.H3])*100" office:value-type="float" office:value="30.7692307692308" calcext:value-type="float">
            <text:p>30.77</text:p>
          </table:table-cell>
          <table:table-cell table:style-name="ce88" table:formula="of:=[.G3]/[.H3]" office:value-type="float" office:value="0.666666666666667" calcext:value-type="float">
            <text:p>0.67</text:p>
          </table:table-cell>
          <table:table-cell table:style-name="ce90" table:formula="of:=IF(ISBLANK([.D3]); &quot;Vazio&quot;; IF([.D3]&lt;80; &quot;Não&quot;; IF(AND([.D3]&gt;=80; [.D3] &lt; 150); &quot;Pouco cascalhenta&quot;; IF(AND([.D3]&gt;=150; [.D3] &lt;500); &quot;Cascalhenta&quot;; &quot;Muito cascalhenta&quot;))))" office:value-type="string" office:string-value="Não" calcext:value-type="string">
            <text:p>Não</text:p>
          </table:table-cell>
          <table:table-cell table:style-name="ce92" table:formula="of:=IF(ISBLANK([.H3]);&quot;Vazio&quot;;IF(([.J3]-[.H3])&gt;700;&quot;Textura arenosa&quot;;IF(AND([.H3]&lt;350;[.J3]&gt;150);&quot;Textura média&quot;;IF(AND([.H3]&gt;=350;[.H3]&lt;600);&quot;Textura argilosa&quot;;IF([.H3]&gt;=600;&quot;Textura muito argilosa&quot;;IF(AND([.H3]&lt;350;[.J3]&lt;150);&quot;Textura siltosa&quot;;&quot;Erro&quot;))))))" office:value-type="string" office:string-value="Textura argilosa" calcext:value-type="string">
            <text:p>Textura argilosa</text:p>
          </table:table-cell>
          <table:table-cell/>
          <table:table-cell table:style-name="ce82" office:value-type="string" calcext:value-type="string">
            <text:p>Entre com os valores de argila de todos os sub-horizontes A e B, excluindo BC</text:p>
          </table:table-cell>
          <table:table-cell table:number-columns-repeated="4"/>
        </table:table-row>
        <table:table-row table:style-name="ro1">
          <table:table-cell table:style-name="ce84" office:value-type="string" calcext:value-type="string">
            <text:p>A3</text:p>
          </table:table-cell>
          <table:table-cell table:style-name="ce84" office:value-type="string" calcext:value-type="string">
            <text:p>10-2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220" calcext:value-type="float">
            <text:p>220</text:p>
          </table:table-cell>
          <table:table-cell table:style-name="ce84" office:value-type="float" office:value="460" calcext:value-type="float">
            <text:p>460</text:p>
          </table:table-cell>
          <table:table-cell table:style-name="ce84" office:value-type="float" office:value="410" calcext:value-type="float">
            <text:p>410</text:p>
          </table:table-cell>
          <table:table-cell table:style-name="ce88" table:formula="of:=SUM([.E4:.F4])" office:value-type="float" office:value="320" calcext:value-type="float">
            <text:p>320.00</text:p>
          </table:table-cell>
          <table:table-cell table:style-name="ce88" table:formula="of:=(1-[.I4]/[.H4])*100" office:value-type="float" office:value="10.8695652173913" calcext:value-type="float">
            <text:p>10.87</text:p>
          </table:table-cell>
          <table:table-cell table:style-name="ce88" table:formula="of:=[.G4]/[.H4]" office:value-type="float" office:value="0.478260869565217" calcext:value-type="float">
            <text:p>0.48</text:p>
          </table:table-cell>
          <table:table-cell table:style-name="ce90" table:formula="of:=IF(ISBLANK([.D4]); &quot;Vazio&quot;; IF([.D4]&lt;80; &quot;Não&quot;; IF(AND([.D4]&gt;=80; [.D4] &lt; 150); &quot;Pouco cascalhenta&quot;; IF(AND([.D4]&gt;=150; [.D4] &lt;500); &quot;Cascalhenta&quot;; &quot;Muito cascalhenta&quot;))))" office:value-type="string" office:string-value="Não" calcext:value-type="string">
            <text:p>Não</text:p>
          </table:table-cell>
          <table:table-cell table:style-name="ce92" table:formula="of:=IF(ISBLANK([.H4]);&quot;Vazio&quot;;IF(([.J4]-[.H4])&gt;700;&quot;Textura arenosa&quot;;IF(AND([.H4]&lt;350;[.J4]&gt;150);&quot;Textura média&quot;;IF(AND([.H4]&gt;=350;[.H4]&lt;600);&quot;Textura argilosa&quot;;IF([.H4]&gt;=600;&quot;Textura muito argilosa&quot;;IF(AND([.H4]&lt;350;[.J4]&lt;150);&quot;Textura siltosa&quot;;&quot;Erro&quot;))))))" office:value-type="string" office:string-value="Textura argilosa" calcext:value-type="string">
            <text:p>Textura argilosa</text:p>
          </table:table-cell>
          <table:table-cell table:number-columns-repeated="6"/>
        </table:table-row>
        <table:table-row table:style-name="ro1">
          <table:table-cell table:style-name="ce84" office:value-type="string" calcext:value-type="string">
            <text:p>(B)g2</text:p>
          </table:table-cell>
          <table:table-cell table:style-name="ce84" office:value-type="string" calcext:value-type="string">
            <text:p>20-6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30" calcext:value-type="float">
            <text:p>330</text:p>
          </table:table-cell>
          <table:table-cell table:style-name="ce84" office:value-type="float" office:value="180" calcext:value-type="float">
            <text:p>180</text:p>
          </table:table-cell>
          <table:table-cell table:style-name="ce84" office:value-type="float" office:value="430" calcext:value-type="float">
            <text:p>430</text:p>
          </table:table-cell>
          <table:table-cell table:style-name="ce84" office:value-type="float" office:value="390" calcext:value-type="float">
            <text:p>390</text:p>
          </table:table-cell>
          <table:table-cell table:style-name="ce88" table:formula="of:=SUM([.E5:.F5])" office:value-type="float" office:value="390" calcext:value-type="float">
            <text:p>390.00</text:p>
          </table:table-cell>
          <table:table-cell table:style-name="ce88" table:formula="of:=(1-[.I5]/[.H5])*100" office:value-type="float" office:value="9.30232558139536" calcext:value-type="float">
            <text:p>9.30</text:p>
          </table:table-cell>
          <table:table-cell table:style-name="ce88" table:formula="of:=[.G5]/[.H5]" office:value-type="float" office:value="0.418604651162791" calcext:value-type="float">
            <text:p>0.42</text:p>
          </table:table-cell>
          <table:table-cell table:style-name="ce90" table:formula="of:=IF(ISBLANK([.D5]); &quot;Vazio&quot;; IF([.D5]&lt;80; &quot;Não&quot;; IF(AND([.D5]&gt;=80; [.D5] &lt; 150); &quot;Pouco cascalhenta&quot;; IF(AND([.D5]&gt;=150; [.D5] &lt;500); &quot;Cascalhenta&quot;; &quot;Muito cascalhenta&quot;))))" office:value-type="string" office:string-value="Não" calcext:value-type="string">
            <text:p>Não</text:p>
          </table:table-cell>
          <table:table-cell table:style-name="ce92" table:formula="of:=IF(ISBLANK([.H5]);&quot;Vazio&quot;;IF(([.J5]-[.H5])&gt;700;&quot;Textura arenosa&quot;;IF(AND([.H5]&lt;350;[.J5]&gt;150);&quot;Textura média&quot;;IF(AND([.H5]&gt;=350;[.H5]&lt;600);&quot;Textura argilosa&quot;;IF([.H5]&gt;=600;&quot;Textura muito argilosa&quot;;IF(AND([.H5]&lt;350;[.J5]&lt;150);&quot;Textura siltosa&quot;;&quot;Erro&quot;))))))" office:value-type="string" office:string-value="Textura argilosa" calcext:value-type="string">
            <text:p>Textura argilosa</text:p>
          </table:table-cell>
          <table:table-cell/>
          <table:table-cell table:style-name="ce83" office:value-type="string" calcext:value-type="string">
            <text:p>A</text:p>
          </table:table-cell>
          <table:table-cell table:style-name="ce83" office:value-type="string" calcext:value-type="string">
            <text:p>B</text:p>
          </table:table-cell>
          <table:table-cell/>
          <table:table-cell table:style-name="ce93" office:value-type="string" calcext:value-type="string">
            <text:p>Média argila A</text:p>
          </table:table-cell>
          <table:table-cell table:style-name="ce94" table:formula="of:=AVERAGE([.P6:.P17])" office:value-type="float" office:value="425" calcext:value-type="float">
            <text:p>425.00</text:p>
          </table:table-cell>
        </table:table-row>
        <table:table-row table:style-name="ro1">
          <table:table-cell table:style-name="ce84" office:value-type="string" calcext:value-type="string">
            <text:p>IICg1</text:p>
          </table:table-cell>
          <table:table-cell table:style-name="ce84" office:value-type="string" calcext:value-type="string">
            <text:p>65-10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880" calcext:value-type="float">
            <text:p>880</text:p>
          </table:table-cell>
          <table:table-cell table:style-name="ce84" office:value-type="float" office:value="630" calcext:value-type="float">
            <text:p>630</text:p>
          </table:table-cell>
          <table:table-cell table:style-name="ce88" table:formula="of:=SUM([.E6:.F6])" office:value-type="float" office:value="110" calcext:value-type="float">
            <text:p>110.00</text:p>
          </table:table-cell>
          <table:table-cell table:style-name="ce88" table:formula="of:=(1-[.I6]/[.H6])*100" office:value-type="float" office:value="28.4090909090909" calcext:value-type="float">
            <text:p>28.41</text:p>
          </table:table-cell>
          <table:table-cell table:style-name="ce88" table:formula="of:=[.G6]/[.H6]" office:value-type="float" office:value="0.0113636363636364" calcext:value-type="float">
            <text:p>0.01</text:p>
          </table:table-cell>
          <table:table-cell table:style-name="ce90" table:formula="of:=IF(ISBLANK([.D6]); &quot;Vazio&quot;; IF([.D6]&lt;80; &quot;Não&quot;; IF(AND([.D6]&gt;=80; [.D6] &lt; 150); &quot;Pouco cascalhenta&quot;; IF(AND([.D6]&gt;=150; [.D6] &lt;500); &quot;Cascalhenta&quot;; &quot;Muito cascalhenta&quot;))))" office:value-type="string" office:string-value="Não" calcext:value-type="string">
            <text:p>Não</text:p>
          </table:table-cell>
          <table:table-cell table:style-name="ce92" table:formula="of:=IF(ISBLANK([.H6]);&quot;Vazio&quot;;IF(([.J6]-[.H6])&gt;700;&quot;Textura arenosa&quot;;IF(AND([.H6]&lt;350;[.J6]&gt;150);&quot;Textura média&quot;;IF(AND([.H6]&gt;=350;[.H6]&lt;600);&quot;Textura argilosa&quot;;IF([.H6]&gt;=600;&quot;Textura muito argilosa&quot;;IF(AND([.H6]&lt;350;[.J6]&lt;150);&quot;Textura siltosa&quot;;&quot;Erro&quot;))))))" office:value-type="string" office:string-value="Textura muito argilosa" calcext:value-type="string">
            <text:p>Textura muito argilosa</text:p>
          </table:table-cell>
          <table:table-cell/>
          <table:table-cell table:style-name="ce84" office:value-type="float" office:value="390" calcext:value-type="float">
            <text:p>390</text:p>
          </table:table-cell>
          <table:table-cell table:style-name="ce84" office:value-type="float" office:value="430" calcext:value-type="float">
            <text:p>430</text:p>
          </table:table-cell>
          <table:table-cell/>
          <table:table-cell table:style-name="ce93" office:value-type="string" calcext:value-type="string">
            <text:p>Média argila B</text:p>
          </table:table-cell>
          <table:table-cell table:style-name="ce94" table:formula="of:=AVERAGE([.Q6:.Q17])" office:value-type="float" office:value="430" calcext:value-type="float">
            <text:p>430.00</text:p>
          </table:table-cell>
        </table:table-row>
        <table:table-row table:style-name="ro1">
          <table:table-cell table:style-name="ce84" office:value-type="string" calcext:value-type="string">
            <text:p>IICg2</text:p>
          </table:table-cell>
          <table:table-cell table:style-name="ce84" office:value-type="string" calcext:value-type="string">
            <text:p>100-15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880" calcext:value-type="float">
            <text:p>880</text:p>
          </table:table-cell>
          <table:table-cell table:style-name="ce84" office:value-type="float" office:value="870" calcext:value-type="float">
            <text:p>870</text:p>
          </table:table-cell>
          <table:table-cell table:style-name="ce88" table:formula="of:=SUM([.E7:.F7])" office:value-type="float" office:value="10" calcext:value-type="float">
            <text:p>10.00</text:p>
          </table:table-cell>
          <table:table-cell table:style-name="ce88" table:formula="of:=(1-[.I7]/[.H7])*100" office:value-type="float" office:value="1.13636363636364" calcext:value-type="float">
            <text:p>1.14</text:p>
          </table:table-cell>
          <table:table-cell table:style-name="ce88" table:formula="of:=[.G7]/[.H7]" office:value-type="float" office:value="0.125" calcext:value-type="float">
            <text:p>0.13</text:p>
          </table:table-cell>
          <table:table-cell table:style-name="ce90" table:formula="of:=IF(ISBLANK([.D7]); &quot;Vazio&quot;; IF([.D7]&lt;80; &quot;Não&quot;; IF(AND([.D7]&gt;=80; [.D7] &lt; 150); &quot;Pouco cascalhenta&quot;; IF(AND([.D7]&gt;=150; [.D7] &lt;500); &quot;Cascalhenta&quot;; &quot;Muito cascalhenta&quot;))))" office:value-type="string" office:string-value="Não" calcext:value-type="string">
            <text:p>Não</text:p>
          </table:table-cell>
          <table:table-cell table:style-name="ce92" table:formula="of:=IF(ISBLANK([.H7]);&quot;Vazio&quot;;IF(([.J7]-[.H7])&gt;700;&quot;Textura arenosa&quot;;IF(AND([.H7]&lt;350;[.J7]&gt;150);&quot;Textura média&quot;;IF(AND([.H7]&gt;=350;[.H7]&lt;600);&quot;Textura argilosa&quot;;IF([.H7]&gt;=600;&quot;Textura muito argilosa&quot;;IF(AND([.H7]&lt;350;[.J7]&lt;150);&quot;Textura siltosa&quot;;&quot;Erro&quot;))))))" office:value-type="string" office:string-value="Textura muito argilosa" calcext:value-type="string">
            <text:p>Textura muito argilosa</text:p>
          </table:table-cell>
          <table:table-cell/>
          <table:table-cell table:style-name="ce84" office:value-type="float" office:value="460" calcext:value-type="float">
            <text:p>460</text:p>
          </table:table-cell>
          <table:table-cell table:style-name="ce84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8:.F8])" office:value-type="float" office:value="0" calcext:value-type="float">
            <text:p>0.00</text:p>
          </table:table-cell>
          <table:table-cell table:style-name="ce88" table:formula="of:=(1-[.I8]/[.H8])*100" office:value-type="string" office:string-value="" calcext:value-type="error">
            <text:p>#DIV/0!</text:p>
          </table:table-cell>
          <table:table-cell table:style-name="ce88" table:formula="of:=[.G8]/[.H8]" office:value-type="string" office:string-value="" calcext:value-type="error">
            <text:p>#DIV/0!</text:p>
          </table:table-cell>
          <table:table-cell table:style-name="ce90" table:formula="of:=IF(ISBLANK([.D8]); &quot;Vazio&quot;; IF([.D8]&lt;80; &quot;Não&quot;; IF(AND([.D8]&gt;=80; [.D8] &lt; 150); &quot;Pouco cascalhenta&quot;; IF(AND([.D8]&gt;=150; [.D8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8]);&quot;Vazio&quot;;IF(([.J8]-[.H8])&gt;700;&quot;Textura arenosa&quot;;IF(AND([.H8]&lt;350;[.J8]&gt;150);&quot;Textura média&quot;;IF(AND([.H8]&gt;=350;[.H8]&lt;600);&quot;Textura argilosa&quot;;IF([.H8]&gt;=600;&quot;Textura muito argilosa&quot;;IF(AND([.H8]&lt;350;[.J8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/>
          <table:table-cell table:style-name="ce93" office:value-type="string" calcext:value-type="string">
            <text:p>Relação Textural:</text:p>
          </table:table-cell>
          <table:table-cell table:style-name="ce95" table:formula="of:=[.T6]/[.T5]" office:value-type="float" office:value="1.01176470588235" calcext:value-type="float">
            <text:p>1.012</text:p>
          </table:table-cell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9:.F9])" office:value-type="float" office:value="0" calcext:value-type="float">
            <text:p>0.00</text:p>
          </table:table-cell>
          <table:table-cell table:style-name="ce88" table:formula="of:=(1-[.I9]/[.H9])*100" office:value-type="string" office:string-value="" calcext:value-type="error">
            <text:p>#DIV/0!</text:p>
          </table:table-cell>
          <table:table-cell table:style-name="ce88" table:formula="of:=[.G9]/[.H9]" office:value-type="string" office:string-value="" calcext:value-type="error">
            <text:p>#DIV/0!</text:p>
          </table:table-cell>
          <table:table-cell table:style-name="ce90" table:formula="of:=IF(ISBLANK([.D9]); &quot;Vazio&quot;; IF([.D9]&lt;80; &quot;Não&quot;; IF(AND([.D9]&gt;=80; [.D9] &lt; 150); &quot;Pouco cascalhenta&quot;; IF(AND([.D9]&gt;=150; [.D9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9]);&quot;Vazio&quot;;IF(([.J9]-[.H9])&gt;700;&quot;Textura arenosa&quot;;IF(AND([.H9]&lt;350;[.J9]&gt;150);&quot;Textura média&quot;;IF(AND([.H9]&gt;=350;[.H9]&lt;600);&quot;Textura argilosa&quot;;IF([.H9]&gt;=600;&quot;Textura muito argilosa&quot;;IF(AND([.H9]&lt;350;[.J9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0:.F10])" office:value-type="float" office:value="0" calcext:value-type="float">
            <text:p>0.00</text:p>
          </table:table-cell>
          <table:table-cell table:style-name="ce88" table:formula="of:=(1-[.I10]/[.H10])*100" office:value-type="string" office:string-value="" calcext:value-type="error">
            <text:p>#DIV/0!</text:p>
          </table:table-cell>
          <table:table-cell table:style-name="ce88" table:formula="of:=[.G10]/[.H10]" office:value-type="string" office:string-value="" calcext:value-type="error">
            <text:p>#DIV/0!</text:p>
          </table:table-cell>
          <table:table-cell table:style-name="ce90" table:formula="of:=IF(ISBLANK([.D10]); &quot;Vazio&quot;; IF([.D10]&lt;80; &quot;Não&quot;; IF(AND([.D10]&gt;=80; [.D10] &lt; 150); &quot;Pouco cascalhenta&quot;; IF(AND([.D10]&gt;=150; [.D10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0]);&quot;Vazio&quot;;IF(([.J10]-[.H10])&gt;700;&quot;Textura arenosa&quot;;IF(AND([.H10]&lt;350;[.J10]&gt;150);&quot;Textura média&quot;;IF(AND([.H10]&gt;=350;[.H10]&lt;600);&quot;Textura argilosa&quot;;IF([.H10]&gt;=600;&quot;Textura muito argilosa&quot;;IF(AND([.H10]&lt;350;[.J10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1:.F11])" office:value-type="float" office:value="0" calcext:value-type="float">
            <text:p>0.00</text:p>
          </table:table-cell>
          <table:table-cell table:style-name="ce88" table:formula="of:=(1-[.I11]/[.H11])*100" office:value-type="string" office:string-value="" calcext:value-type="error">
            <text:p>#DIV/0!</text:p>
          </table:table-cell>
          <table:table-cell table:style-name="ce88" table:formula="of:=[.G11]/[.H11]" office:value-type="string" office:string-value="" calcext:value-type="error">
            <text:p>#DIV/0!</text:p>
          </table:table-cell>
          <table:table-cell table:style-name="ce90" table:formula="of:=IF(ISBLANK([.D11]); &quot;Vazio&quot;; IF([.D11]&lt;80; &quot;Não&quot;; IF(AND([.D11]&gt;=80; [.D11] &lt; 150); &quot;Pouco cascalhenta&quot;; IF(AND([.D11]&gt;=150; [.D11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1]);&quot;Vazio&quot;;IF(([.J11]-[.H11])&gt;700;&quot;Textura arenosa&quot;;IF(AND([.H11]&lt;350;[.J11]&gt;150);&quot;Textura média&quot;;IF(AND([.H11]&gt;=350;[.H11]&lt;600);&quot;Textura argilosa&quot;;IF([.H11]&gt;=600;&quot;Textura muito argilosa&quot;;IF(AND([.H11]&lt;350;[.J11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2:.F12])" office:value-type="float" office:value="0" calcext:value-type="float">
            <text:p>0.00</text:p>
          </table:table-cell>
          <table:table-cell table:style-name="ce88" table:formula="of:=(1-[.I12]/[.H12])*100" office:value-type="string" office:string-value="" calcext:value-type="error">
            <text:p>#DIV/0!</text:p>
          </table:table-cell>
          <table:table-cell table:style-name="ce88" table:formula="of:=[.G12]/[.H12]" office:value-type="string" office:string-value="" calcext:value-type="error">
            <text:p>#DIV/0!</text:p>
          </table:table-cell>
          <table:table-cell table:style-name="ce90" table:formula="of:=IF(ISBLANK([.D12]); &quot;Vazio&quot;; IF([.D12]&lt;80; &quot;Não&quot;; IF(AND([.D12]&gt;=80; [.D12] &lt; 150); &quot;Pouco cascalhenta&quot;; IF(AND([.D12]&gt;=150; [.D12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2]);&quot;Vazio&quot;;IF(([.J12]-[.H12])&gt;700;&quot;Textura arenosa&quot;;IF(AND([.H12]&lt;350;[.J12]&gt;150);&quot;Textura média&quot;;IF(AND([.H12]&gt;=350;[.H12]&lt;600);&quot;Textura argilosa&quot;;IF([.H12]&gt;=600;&quot;Textura muito argilosa&quot;;IF(AND([.H12]&lt;350;[.J12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3:.F13])" office:value-type="float" office:value="0" calcext:value-type="float">
            <text:p>0.00</text:p>
          </table:table-cell>
          <table:table-cell table:style-name="ce88" table:formula="of:=(1-[.I13]/[.H13])*100" office:value-type="string" office:string-value="" calcext:value-type="error">
            <text:p>#DIV/0!</text:p>
          </table:table-cell>
          <table:table-cell table:style-name="ce88" table:formula="of:=[.G13]/[.H13]" office:value-type="string" office:string-value="" calcext:value-type="error">
            <text:p>#DIV/0!</text:p>
          </table:table-cell>
          <table:table-cell table:style-name="ce90" table:formula="of:=IF(ISBLANK([.D13]); &quot;Vazio&quot;; IF([.D13]&lt;80; &quot;Não&quot;; IF(AND([.D13]&gt;=80; [.D13] &lt; 150); &quot;Pouco cascalhenta&quot;; IF(AND([.D13]&gt;=150; [.D13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3]);&quot;Vazio&quot;;IF(([.J13]-[.H13])&gt;700;&quot;Textura arenosa&quot;;IF(AND([.H13]&lt;350;[.J13]&gt;150);&quot;Textura média&quot;;IF(AND([.H13]&gt;=350;[.H13]&lt;600);&quot;Textura argilosa&quot;;IF([.H13]&gt;=600;&quot;Textura muito argilosa&quot;;IF(AND([.H13]&lt;350;[.J13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4:.F14])" office:value-type="float" office:value="0" calcext:value-type="float">
            <text:p>0.00</text:p>
          </table:table-cell>
          <table:table-cell table:style-name="ce88" table:formula="of:=(1-[.I14]/[.H14])*100" office:value-type="string" office:string-value="" calcext:value-type="error">
            <text:p>#DIV/0!</text:p>
          </table:table-cell>
          <table:table-cell table:style-name="ce88" table:formula="of:=[.G14]/[.H14]" office:value-type="string" office:string-value="" calcext:value-type="error">
            <text:p>#DIV/0!</text:p>
          </table:table-cell>
          <table:table-cell table:style-name="ce90" table:formula="of:=IF(ISBLANK([.D14]); &quot;Vazio&quot;; IF([.D14]&lt;80; &quot;Não&quot;; IF(AND([.D14]&gt;=80; [.D14] &lt; 150); &quot;Pouco cascalhenta&quot;; IF(AND([.D14]&gt;=150; [.D14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4]);&quot;Vazio&quot;;IF(([.J14]-[.H14])&gt;700;&quot;Textura arenosa&quot;;IF(AND([.H14]&lt;350;[.J14]&gt;150);&quot;Textura média&quot;;IF(AND([.H14]&gt;=350;[.H14]&lt;600);&quot;Textura argilosa&quot;;IF([.H14]&gt;=600;&quot;Textura muito argilosa&quot;;IF(AND([.H14]&lt;350;[.J14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5:.F15])" office:value-type="float" office:value="0" calcext:value-type="float">
            <text:p>0.00</text:p>
          </table:table-cell>
          <table:table-cell table:style-name="ce88" table:formula="of:=(1-[.I15]/[.H15])*100" office:value-type="string" office:string-value="" calcext:value-type="error">
            <text:p>#DIV/0!</text:p>
          </table:table-cell>
          <table:table-cell table:style-name="ce88" table:formula="of:=[.G15]/[.H15]" office:value-type="string" office:string-value="" calcext:value-type="error">
            <text:p>#DIV/0!</text:p>
          </table:table-cell>
          <table:table-cell table:style-name="ce90" table:formula="of:=IF(ISBLANK([.D15]); &quot;Vazio&quot;; IF([.D15]&lt;80; &quot;Não&quot;; IF(AND([.D15]&gt;=80; [.D15] &lt; 150); &quot;Pouco cascalhenta&quot;; IF(AND([.D15]&gt;=150; [.D15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5]);&quot;Vazio&quot;;IF(([.J15]-[.H15])&gt;700;&quot;Textura arenosa&quot;;IF(AND([.H15]&lt;350;[.J15]&gt;150);&quot;Textura média&quot;;IF(AND([.H15]&gt;=350;[.H15]&lt;600);&quot;Textura argilosa&quot;;IF([.H15]&gt;=600;&quot;Textura muito argilosa&quot;;IF(AND([.H15]&lt;350;[.J15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6:.F16])" office:value-type="float" office:value="0" calcext:value-type="float">
            <text:p>0.00</text:p>
          </table:table-cell>
          <table:table-cell table:style-name="ce88" table:formula="of:=(1-[.I16]/[.H16])*100" office:value-type="string" office:string-value="" calcext:value-type="error">
            <text:p>#DIV/0!</text:p>
          </table:table-cell>
          <table:table-cell table:style-name="ce88" table:formula="of:=[.G16]/[.H16]" office:value-type="string" office:string-value="" calcext:value-type="error">
            <text:p>#DIV/0!</text:p>
          </table:table-cell>
          <table:table-cell table:style-name="ce90" table:formula="of:=IF(ISBLANK([.D16]); &quot;Vazio&quot;; IF([.D16]&lt;80; &quot;Não&quot;; IF(AND([.D16]&gt;=80; [.D16] &lt; 150); &quot;Pouco cascalhenta&quot;; IF(AND([.D16]&gt;=150; [.D16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6]);&quot;Vazio&quot;;IF(([.J16]-[.H16])&gt;700;&quot;Textura arenosa&quot;;IF(AND([.H16]&lt;350;[.J16]&gt;150);&quot;Textura média&quot;;IF(AND([.H16]&gt;=350;[.H16]&lt;600);&quot;Textura argilosa&quot;;IF([.H16]&gt;=600;&quot;Textura muito argilosa&quot;;IF(AND([.H16]&lt;350;[.J16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7:.F17])" office:value-type="float" office:value="0" calcext:value-type="float">
            <text:p>0.00</text:p>
          </table:table-cell>
          <table:table-cell table:style-name="ce88" table:formula="of:=(1-[.I17]/[.H17])*100" office:value-type="string" office:string-value="" calcext:value-type="error">
            <text:p>#DIV/0!</text:p>
          </table:table-cell>
          <table:table-cell table:style-name="ce88" table:formula="of:=[.G17]/[.H17]" office:value-type="string" office:string-value="" calcext:value-type="error">
            <text:p>#DIV/0!</text:p>
          </table:table-cell>
          <table:table-cell table:style-name="ce90" table:formula="of:=IF(ISBLANK([.D17]); &quot;Vazio&quot;; IF([.D17]&lt;80; &quot;Não&quot;; IF(AND([.D17]&gt;=80; [.D17] &lt; 150); &quot;Pouco cascalhenta&quot;; IF(AND([.D17]&gt;=150; [.D17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7]);&quot;Vazio&quot;;IF(([.J17]-[.H17])&gt;700;&quot;Textura arenosa&quot;;IF(AND([.H17]&lt;350;[.J17]&gt;150);&quot;Textura média&quot;;IF(AND([.H17]&gt;=350;[.H17]&lt;600);&quot;Textura argilosa&quot;;IF([.H17]&gt;=600;&quot;Textura muito argilosa&quot;;IF(AND([.H17]&lt;350;[.J17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84" table:number-columns-repeated="2"/>
          <table:table-cell table:number-columns-repeated="3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8:.F18])" office:value-type="float" office:value="0" calcext:value-type="float">
            <text:p>0.00</text:p>
          </table:table-cell>
          <table:table-cell table:style-name="ce88" table:formula="of:=(1-[.I18]/[.H18])*100" office:value-type="string" office:string-value="" calcext:value-type="error">
            <text:p>#DIV/0!</text:p>
          </table:table-cell>
          <table:table-cell table:style-name="ce88" table:formula="of:=[.G18]/[.H18]" office:value-type="string" office:string-value="" calcext:value-type="error">
            <text:p>#DIV/0!</text:p>
          </table:table-cell>
          <table:table-cell table:style-name="ce90" table:formula="of:=IF(ISBLANK([.D18]); &quot;Vazio&quot;; IF([.D18]&lt;80; &quot;Não&quot;; IF(AND([.D18]&gt;=80; [.D18] &lt; 150); &quot;Pouco cascalhenta&quot;; IF(AND([.D18]&gt;=150; [.D18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8]);&quot;Vazio&quot;;IF(([.J18]-[.H18])&gt;700;&quot;Textura arenosa&quot;;IF(AND([.H18]&lt;350;[.J18]&gt;150);&quot;Textura média&quot;;IF(AND([.H18]&gt;=350;[.H18]&lt;600);&quot;Textura argilosa&quot;;IF([.H18]&gt;=600;&quot;Textura muito argilosa&quot;;IF(AND([.H18]&lt;350;[.J18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19:.F19])" office:value-type="float" office:value="0" calcext:value-type="float">
            <text:p>0.00</text:p>
          </table:table-cell>
          <table:table-cell table:style-name="ce88" table:formula="of:=(1-[.I19]/[.H19])*100" office:value-type="string" office:string-value="" calcext:value-type="error">
            <text:p>#DIV/0!</text:p>
          </table:table-cell>
          <table:table-cell table:style-name="ce88" table:formula="of:=[.G19]/[.H19]" office:value-type="string" office:string-value="" calcext:value-type="error">
            <text:p>#DIV/0!</text:p>
          </table:table-cell>
          <table:table-cell table:style-name="ce90" table:formula="of:=IF(ISBLANK([.D19]); &quot;Vazio&quot;; IF([.D19]&lt;80; &quot;Não&quot;; IF(AND([.D19]&gt;=80; [.D19] &lt; 150); &quot;Pouco cascalhenta&quot;; IF(AND([.D19]&gt;=150; [.D19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19]);&quot;Vazio&quot;;IF(([.J19]-[.H19])&gt;700;&quot;Textura arenosa&quot;;IF(AND([.H19]&lt;350;[.J19]&gt;150);&quot;Textura média&quot;;IF(AND([.H19]&gt;=350;[.H19]&lt;600);&quot;Textura argilosa&quot;;IF([.H19]&gt;=600;&quot;Textura muito argilosa&quot;;IF(AND([.H19]&lt;350;[.J19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style-name="ce84" table:number-columns-repeated="2"/>
          <table:table-cell table:style-name="ce85" table:number-columns-repeated="7"/>
          <table:table-cell table:style-name="ce88" table:formula="of:=SUM([.E20:.F20])" office:value-type="float" office:value="0" calcext:value-type="float">
            <text:p>0.00</text:p>
          </table:table-cell>
          <table:table-cell table:style-name="ce88" table:formula="of:=(1-[.I20]/[.H20])*100" office:value-type="string" office:string-value="" calcext:value-type="error">
            <text:p>#DIV/0!</text:p>
          </table:table-cell>
          <table:table-cell table:style-name="ce88" table:formula="of:=[.G20]/[.H20]" office:value-type="string" office:string-value="" calcext:value-type="error">
            <text:p>#DIV/0!</text:p>
          </table:table-cell>
          <table:table-cell table:style-name="ce90" table:formula="of:=IF(ISBLANK([.D20]); &quot;Vazio&quot;; IF([.D20]&lt;80; &quot;Não&quot;; IF(AND([.D20]&gt;=80; [.D20] &lt; 150); &quot;Pouco cascalhenta&quot;; IF(AND([.D20]&gt;=150; [.D20] &lt;500); &quot;Cascalhenta&quot;; &quot;Muito cascalhenta&quot;))))" office:value-type="string" office:string-value="Vazio" calcext:value-type="string">
            <text:p>Vazio</text:p>
          </table:table-cell>
          <table:table-cell table:style-name="ce92" table:formula="of:=IF(ISBLANK([.H20]);&quot;Vazio&quot;;IF(([.J20]-[.H20])&gt;700;&quot;Textura arenosa&quot;;IF(AND([.H20]&lt;350;[.J20]&gt;150);&quot;Textura média&quot;;IF(AND([.H20]&gt;=350;[.H20]&lt;600);&quot;Textura argilosa&quot;;IF([.H20]&gt;=600;&quot;Textura muito argilosa&quot;;IF(AND([.H20]&lt;350;[.J20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1" table:number-columns-repeated="2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 table:number-rows-repeated="5">
          <table:table-cell table:number-columns-repeated="6"/>
          <table:table-cell table:style-name="ce86"/>
          <table:table-cell table:number-columns-repeated="13"/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2. Atributos Diagnósticos - Química" table:style-name="ta1">
        <table:table-column table:style-name="co2" table:default-cell-style-name="ce84"/>
        <table:table-column table:style-name="co1" table:default-cell-style-name="ce84"/>
        <table:table-column table:style-name="co1" table:number-columns-repeated="11" table:default-cell-style-name="ce85"/>
        <table:table-column table:style-name="co1" table:number-columns-repeated="7" table:default-cell-style-name="ce88"/>
        <table:table-column table:style-name="co11" table:number-columns-repeated="2" table:default-cell-style-name="ce88"/>
        <table:table-column table:style-name="co12" table:default-cell-style-name="ce88"/>
        <table:table-column table:style-name="co1" table:number-columns-repeated="2" table:default-cell-style-name="ce88"/>
        <table:table-column table:style-name="co13" table:default-cell-style-name="ce88"/>
        <table:table-column table:style-name="co1" table:number-columns-repeated="3" table:default-cell-style-name="ce88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83" office:value-type="string" calcext:value-type="string">
            <text:p>Horizonte-Sigla</text:p>
          </table:table-cell>
          <table:table-cell table:style-name="ce83" office:value-type="string" calcext:value-type="string">
            <text:p>Prof</text:p>
          </table:table-cell>
          <table:table-cell table:style-name="ce83" office:value-type="string" calcext:value-type="string">
            <text:p>pH H2O</text:p>
          </table:table-cell>
          <table:table-cell table:style-name="ce83" office:value-type="string" calcext:value-type="string">
            <text:p>pH KCl</text:p>
          </table:table-cell>
          <table:table-cell table:style-name="ce83" office:value-type="string" calcext:value-type="string">
            <text:p>Ca</text:p>
          </table:table-cell>
          <table:table-cell table:style-name="ce83" office:value-type="string" calcext:value-type="string">
            <text:p>Mg</text:p>
          </table:table-cell>
          <table:table-cell table:style-name="ce83" office:value-type="string" calcext:value-type="string">
            <text:p>K</text:p>
          </table:table-cell>
          <table:table-cell table:style-name="ce83" office:value-type="string" calcext:value-type="string">
            <text:p>Na</text:p>
          </table:table-cell>
          <table:table-cell table:style-name="ce83" office:value-type="string" calcext:value-type="string">
            <text:p>Al</text:p>
          </table:table-cell>
          <table:table-cell table:style-name="ce83" office:value-type="string" calcext:value-type="string">
            <text:p>H</text:p>
          </table:table-cell>
          <table:table-cell table:style-name="ce83" office:value-type="string" calcext:value-type="string">
            <text:p>P</text:p>
          </table:table-cell>
          <table:table-cell table:style-name="ce83" office:value-type="string" calcext:value-type="string">
            <text:p>C-org</text:p>
          </table:table-cell>
          <table:table-cell table:style-name="ce83" office:value-type="string" calcext:value-type="string">
            <text:p>C.E. Extrato</text:p>
          </table:table-cell>
          <table:table-cell table:style-name="ce87" office:value-type="string" calcext:value-type="string">
            <text:p>M.O,</text:p>
          </table:table-cell>
          <table:table-cell table:style-name="ce87" office:value-type="string" calcext:value-type="string">
            <text:p>Argila</text:p>
          </table:table-cell>
          <table:table-cell table:style-name="ce87" office:value-type="string" calcext:value-type="string">
            <text:p>T (CTC)</text:p>
          </table:table-cell>
          <table:table-cell table:style-name="ce87" office:value-type="string" calcext:value-type="string">
            <text:p>T-argila</text:p>
          </table:table-cell>
          <table:table-cell table:style-name="ce87" office:value-type="string" calcext:value-type="string">
            <text:p>S</text:p>
          </table:table-cell>
          <table:table-cell table:style-name="ce87" office:value-type="string" calcext:value-type="string">
            <text:p>V</text:p>
          </table:table-cell>
          <table:table-cell table:style-name="ce87" office:value-type="string" calcext:value-type="string">
            <text:p>m</text:p>
          </table:table-cell>
          <table:table-cell table:style-name="ce87" office:value-type="string" calcext:value-type="string">
            <text:p>Saturação Na</text:p>
          </table:table-cell>
          <table:table-cell table:style-name="ce87" office:value-type="string" calcext:value-type="string">
            <text:p>Mineral/Orgânico?</text:p>
          </table:table-cell>
          <table:table-cell table:style-name="ce87" office:value-type="string" calcext:value-type="string">
            <text:p>Saturação Bases?</text:p>
          </table:table-cell>
          <table:table-cell table:style-name="ce87" office:value-type="string" calcext:value-type="string">
            <text:p>Ácrico?</text:p>
          </table:table-cell>
          <table:table-cell table:style-name="ce87" office:value-type="string" calcext:value-type="string">
            <text:p>Alumínico?</text:p>
          </table:table-cell>
          <table:table-cell table:style-name="ce87" office:value-type="string" calcext:value-type="string">
            <text:p>Atividade Argila?</text:p>
          </table:table-cell>
          <table:table-cell table:style-name="ce87" office:value-type="string" calcext:value-type="string">
            <text:p>Êutrico?</text:p>
          </table:table-cell>
          <table:table-cell table:style-name="ce87" office:value-type="string" calcext:value-type="string">
            <text:p>Salinidade?</text:p>
          </table:table-cell>
          <table:table-cell table:style-name="ce87" office:value-type="string" calcext:value-type="string">
            <text:p>Sodicidade?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***</text:p>
          </table:table-cell>
          <table:table-cell table:style-name="ce83" office:value-type="string" calcext:value-type="string">
            <text:p>(cm)</text:p>
          </table:table-cell>
          <table:table-cell table:style-name="ce83" table:number-columns-repeated="2"/>
          <table:table-cell table:number-columns-repeated="6" table:style-name="ce83" office:value-type="string" calcext:value-type="string">
            <text:p>(cmolc/kg)</text:p>
          </table:table-cell>
          <table:table-cell table:style-name="ce83" office:value-type="string" calcext:value-type="string">
            <text:p>(mg/kg)</text:p>
          </table:table-cell>
          <table:table-cell table:style-name="ce83" office:value-type="string" calcext:value-type="string">
            <text:p>(g/kg)</text:p>
          </table:table-cell>
          <table:table-cell table:style-name="ce83" office:value-type="string" calcext:value-type="string">
            <text:p>dS/m</text:p>
          </table:table-cell>
          <table:table-cell table:style-name="ce96" office:value-type="string" calcext:value-type="string">
            <text:p>(g/kg)</text:p>
          </table:table-cell>
          <table:table-cell table:style-name="ce87" office:value-type="string" calcext:value-type="string">
            <text:p>(gkg)</text:p>
          </table:table-cell>
          <table:table-cell table:number-columns-repeated="3" table:style-name="ce87" office:value-type="string" calcext:value-type="string">
            <text:p>(cmolc/kg)</text:p>
          </table:table-cell>
          <table:table-cell table:number-columns-repeated="3" table:style-name="ce87" office:value-type="string" calcext:value-type="string">
            <text:p>(%)</text:p>
          </table:table-cell>
          <table:table-cell table:number-columns-repeated="8" table:style-name="ce87" office:value-type="string" calcext:value-type="string">
            <text:p>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0-10</text:p>
          </table:table-cell>
          <table:table-cell office:value-type="float" office:value="5.5" calcext:value-type="float">
            <text:p>5.50</text:p>
          </table:table-cell>
          <table:table-cell office:value-type="float" office:value="4.4" calcext:value-type="float">
            <text:p>4.40</text:p>
          </table:table-cell>
          <table:table-cell office:value-type="float" office:value="16.3" calcext:value-type="float">
            <text:p>16.30</text:p>
          </table:table-cell>
          <table:table-cell office:value-type="float" office:value="7.1" calcext:value-type="float">
            <text:p>7.10</text:p>
          </table:table-cell>
          <table:table-cell office:value-type="float" office:value="0.45" calcext:value-type="float">
            <text:p>0.4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20.6" calcext:value-type="float">
            <text:p>20.60</text:p>
          </table:table-cell>
          <table:table-cell/>
          <table:table-cell table:formula="of:=[.L3]*1.724" office:value-type="float" office:value="35.5144" calcext:value-type="float">
            <text:p>35.51</text:p>
          </table:table-cell>
          <table:table-cell table:formula="of:=[$'1. Atributos Diagnósticos - Física'.H3]" office:value-type="float" office:value="390" calcext:value-type="float">
            <text:p>390.00</text:p>
          </table:table-cell>
          <table:table-cell table:formula="of:=[.R3]+SUM([.I3:.J3])" office:value-type="float" office:value="30.99" calcext:value-type="float">
            <text:p>30.99</text:p>
          </table:table-cell>
          <table:table-cell table:formula="of:=[.P3]*1000/[.O3]" office:value-type="float" office:value="79.4615384615385" calcext:value-type="float">
            <text:p>79.46</text:p>
          </table:table-cell>
          <table:table-cell table:formula="of:=SUM([.E3:.H3])" office:value-type="float" office:value="23.99" calcext:value-type="float">
            <text:p>23.99</text:p>
          </table:table-cell>
          <table:table-cell table:formula="of:=[.R3]/[.P3]*100" office:value-type="float" office:value="77.4120684091642" calcext:value-type="float">
            <text:p>77.41</text:p>
          </table:table-cell>
          <table:table-cell table:formula="of:=[.I3]/SUM([.E3:.I3])*100" office:value-type="float" office:value="0" calcext:value-type="float">
            <text:p>0.00</text:p>
          </table:table-cell>
          <table:table-cell table:formula="of:=[.H3]/[.P3]*100" office:value-type="float" office:value="0.451758631816715" calcext:value-type="float">
            <text:p>0.45</text:p>
          </table:table-cell>
          <table:table-cell table:formula="of:=IF(ISBLANK([.L3]); &quot;Vazio&quot;; IF([.L3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3]); &quot;Vazio&quot;; IF([.S3]&gt;=50; &quot;Eutrófico&quot;; &quot;Distrófico&quot;))" office:value-type="string" office:string-value="Eutrófico" calcext:value-type="string">
            <text:p>Eutrófico</text:p>
          </table:table-cell>
          <table:table-cell table:formula="of:=IF(ISBLANK([.D3]); &quot;Vazio&quot;; IF(AND(SUM([.R3];[.I3])&lt;=1.5; OR([.D3]&gt;=5;      ([.D3]-[.C3])&gt;=0)); &quot;Ácrico&quot;; &quot;Não&quot;))" office:value-type="string" office:string-value="Não" calcext:value-type="string">
            <text:p>Não</text:p>
          </table:table-cell>
          <table:table-cell table:formula="of:=IF(ISBLANK([.I3]);&quot;Vazio&quot;;IF(OR(AND([.I3]&gt;=4; [.S3]&lt;50);AND([.I3]&gt;=4; [.T3]&gt;=50));&quot;Alumínico&quot;;&quot;Não&quot;))" office:value-type="string" office:string-value="Não" calcext:value-type="string">
            <text:p>Não</text:p>
          </table:table-cell>
          <table:table-cell table:formula="of:=IF(ISBLANK([.Q3]); &quot;Vazio&quot;; IF([.Q3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3]); &quot;Vazio&quot;; IF(AND([.C3] &gt;=5.7; [.R3] &gt;= 2); &quot;Êutrico&quot;; &quot;Não&quot;))" office:value-type="string" office:string-value="Não" calcext:value-type="string">
            <text:p>Não</text:p>
          </table:table-cell>
          <table:table-cell table:formula="of:=IF(ISBLANK([.M3]);&quot;Vazio&quot;;IF([.M3]&lt;4;&quot;Não&quot;;IF(AND([.M3]&gt;=4;[.M3]&lt;7);&quot;Salino&quot;;&quot;Sálico&quot;)))" office:value-type="string" office:string-value="Vazio" calcext:value-type="string">
            <text:p>Vazio</text:p>
          </table:table-cell>
          <table:table-cell table:formula="of:=IF(ISBLANK([.U3]);&quot;Vazio&quot;;IF([.U3]&lt;6;&quot;Não&quot;;IF(AND([.U3]&gt;=6;[.U3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10-20</text:p>
          </table:table-cell>
          <table:table-cell office:value-type="float" office:value="5.8" calcext:value-type="float">
            <text:p>5.80</text:p>
          </table:table-cell>
          <table:table-cell office:value-type="float" office:value="4.1" calcext:value-type="float">
            <text:p>4.10</text:p>
          </table:table-cell>
          <table:table-cell office:value-type="float" office:value="16.9" calcext:value-type="float">
            <text:p>16.90</text:p>
          </table:table-cell>
          <table:table-cell office:value-type="float" office:value="7.4" calcext:value-type="float">
            <text:p>7.40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0</text:p>
          </table:table-cell>
          <table:table-cell office:value-type="float" office:value="5.3" calcext:value-type="float">
            <text:p>5.30</text:p>
          </table:table-cell>
          <table:table-cell office:value-type="float" office:value="10" calcext:value-type="float">
            <text:p>10.00</text:p>
          </table:table-cell>
          <table:table-cell office:value-type="float" office:value="9.3" calcext:value-type="float">
            <text:p>9.30</text:p>
          </table:table-cell>
          <table:table-cell/>
          <table:table-cell table:formula="of:=[.L4]*1.724" office:value-type="float" office:value="16.0332" calcext:value-type="float">
            <text:p>16.03</text:p>
          </table:table-cell>
          <table:table-cell table:formula="of:=[$'1. Atributos Diagnósticos - Física'.H4]" office:value-type="float" office:value="460" calcext:value-type="float">
            <text:p>460.00</text:p>
          </table:table-cell>
          <table:table-cell table:formula="of:=[.R4]+SUM([.I4:.J4])" office:value-type="float" office:value="30.17" calcext:value-type="float">
            <text:p>30.17</text:p>
          </table:table-cell>
          <table:table-cell table:formula="of:=[.P4]*1000/[.O4]" office:value-type="float" office:value="65.5869565217391" calcext:value-type="float">
            <text:p>65.59</text:p>
          </table:table-cell>
          <table:table-cell table:formula="of:=SUM([.E4:.H4])" office:value-type="float" office:value="24.77" calcext:value-type="float">
            <text:p>24.77</text:p>
          </table:table-cell>
          <table:table-cell table:formula="of:=[.R4]/[.P4]*100" office:value-type="float" office:value="82.1014252568777" calcext:value-type="float">
            <text:p>82.10</text:p>
          </table:table-cell>
          <table:table-cell table:formula="of:=[.I4]/SUM([.E4:.I4])*100" office:value-type="float" office:value="0.402090872537193" calcext:value-type="float">
            <text:p>0.40</text:p>
          </table:table-cell>
          <table:table-cell table:formula="of:=[.H4]/[.P4]*100" office:value-type="float" office:value="0.530328140536957" calcext:value-type="float">
            <text:p>0.53</text:p>
          </table:table-cell>
          <table:table-cell table:formula="of:=IF(ISBLANK([.L4]); &quot;Vazio&quot;; IF([.L4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4]); &quot;Vazio&quot;; IF([.S4]&gt;=50; &quot;Eutrófico&quot;; &quot;Distrófico&quot;))" office:value-type="string" office:string-value="Eutrófico" calcext:value-type="string">
            <text:p>Eutrófico</text:p>
          </table:table-cell>
          <table:table-cell table:formula="of:=IF(ISBLANK([.D4]); &quot;Vazio&quot;; IF(AND(SUM([.R4];[.I4])&lt;=1.5; OR([.D4]&gt;=5;      ([.D4]-[.C4])&gt;=0)); &quot;Ácrico&quot;; &quot;Não&quot;))" office:value-type="string" office:string-value="Não" calcext:value-type="string">
            <text:p>Não</text:p>
          </table:table-cell>
          <table:table-cell table:formula="of:=IF(ISBLANK([.I4]);&quot;Vazio&quot;;IF(OR(AND([.I4]&gt;=4; [.S4]&lt;50);AND([.I4]&gt;=4; [.T4]&gt;=50));&quot;Alumínico&quot;;&quot;Não&quot;))" office:value-type="string" office:string-value="Não" calcext:value-type="string">
            <text:p>Não</text:p>
          </table:table-cell>
          <table:table-cell table:formula="of:=IF(ISBLANK([.Q4]); &quot;Vazio&quot;; IF([.Q4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4]); &quot;Vazio&quot;; IF(AND([.C4] &gt;=5.7; [.R4] &gt;= 2); &quot;Êutrico&quot;; &quot;Não&quot;))" office:value-type="string" office:string-value="Êutrico" calcext:value-type="string">
            <text:p>Êutrico</text:p>
          </table:table-cell>
          <table:table-cell table:formula="of:=IF(ISBLANK([.M4]);&quot;Vazio&quot;;IF([.M4]&lt;4;&quot;Não&quot;;IF(AND([.M4]&gt;=4;[.M4]&lt;7);&quot;Salino&quot;;&quot;Sálico&quot;)))" office:value-type="string" office:string-value="Vazio" calcext:value-type="string">
            <text:p>Vazio</text:p>
          </table:table-cell>
          <table:table-cell table:formula="of:=IF(ISBLANK([.U4]);&quot;Vazio&quot;;IF([.U4]&lt;6;&quot;Não&quot;;IF(AND([.U4]&gt;=6;[.U4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)g2</text:p>
          </table:table-cell>
          <table:table-cell office:value-type="string" calcext:value-type="string">
            <text:p>20-65</text:p>
          </table:table-cell>
          <table:table-cell office:value-type="float" office:value="5.5" calcext:value-type="float">
            <text:p>5.50</text:p>
          </table:table-cell>
          <table:table-cell office:value-type="float" office:value="3.9" calcext:value-type="float">
            <text:p>3.90</text:p>
          </table:table-cell>
          <table:table-cell office:value-type="float" office:value="13.6" calcext:value-type="float">
            <text:p>13.60</text:p>
          </table:table-cell>
          <table:table-cell office:value-type="float" office:value="7.2" calcext:value-type="float">
            <text:p>7.20</text:p>
          </table:table-cell>
          <table:table-cell office:value-type="float" office:value="0.31" calcext:value-type="float">
            <text:p>0.31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0</text:p>
          </table:table-cell>
          <table:table-cell office:value-type="float" office:value="3.6" calcext:value-type="float">
            <text:p>3.60</text:p>
          </table:table-cell>
          <table:table-cell office:value-type="float" office:value="1" calcext:value-type="float">
            <text:p>1.00</text:p>
          </table:table-cell>
          <table:table-cell office:value-type="float" office:value="2.6" calcext:value-type="float">
            <text:p>2.60</text:p>
          </table:table-cell>
          <table:table-cell/>
          <table:table-cell table:formula="of:=[.L5]*1.724" office:value-type="float" office:value="4.4824" calcext:value-type="float">
            <text:p>4.48</text:p>
          </table:table-cell>
          <table:table-cell table:formula="of:=[$'1. Atributos Diagnósticos - Física'.H5]" office:value-type="float" office:value="430" calcext:value-type="float">
            <text:p>430.00</text:p>
          </table:table-cell>
          <table:table-cell table:formula="of:=[.R5]+SUM([.I5:.J5])" office:value-type="float" office:value="25.15" calcext:value-type="float">
            <text:p>25.15</text:p>
          </table:table-cell>
          <table:table-cell table:formula="of:=[.P5]*1000/[.O5]" office:value-type="float" office:value="58.4883720930233" calcext:value-type="float">
            <text:p>58.49</text:p>
          </table:table-cell>
          <table:table-cell table:formula="of:=SUM([.E5:.H5])" office:value-type="float" office:value="21.25" calcext:value-type="float">
            <text:p>21.25</text:p>
          </table:table-cell>
          <table:table-cell table:formula="of:=[.R5]/[.P5]*100" office:value-type="float" office:value="84.493041749503" calcext:value-type="float">
            <text:p>84.49</text:p>
          </table:table-cell>
          <table:table-cell table:formula="of:=[.I5]/SUM([.E5:.I5])*100" office:value-type="float" office:value="1.39211136890951" calcext:value-type="float">
            <text:p>1.39</text:p>
          </table:table-cell>
          <table:table-cell table:formula="of:=[.H5]/[.P5]*100" office:value-type="float" office:value="0.556660039761432" calcext:value-type="float">
            <text:p>0.56</text:p>
          </table:table-cell>
          <table:table-cell table:formula="of:=IF(ISBLANK([.L5]); &quot;Vazio&quot;; IF([.L5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5]); &quot;Vazio&quot;; IF([.S5]&gt;=50; &quot;Eutrófico&quot;; &quot;Distrófico&quot;))" office:value-type="string" office:string-value="Eutrófico" calcext:value-type="string">
            <text:p>Eutrófico</text:p>
          </table:table-cell>
          <table:table-cell table:formula="of:=IF(ISBLANK([.D5]); &quot;Vazio&quot;; IF(AND(SUM([.R5];[.I5])&lt;=1.5; OR([.D5]&gt;=5;      ([.D5]-[.C5])&gt;=0)); &quot;Ácrico&quot;; &quot;Não&quot;))" office:value-type="string" office:string-value="Não" calcext:value-type="string">
            <text:p>Não</text:p>
          </table:table-cell>
          <table:table-cell table:formula="of:=IF(ISBLANK([.I5]);&quot;Vazio&quot;;IF(OR(AND([.I5]&gt;=4; [.S5]&lt;50);AND([.I5]&gt;=4; [.T5]&gt;=50));&quot;Alumínico&quot;;&quot;Não&quot;))" office:value-type="string" office:string-value="Não" calcext:value-type="string">
            <text:p>Não</text:p>
          </table:table-cell>
          <table:table-cell table:formula="of:=IF(ISBLANK([.Q5]); &quot;Vazio&quot;; IF([.Q5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5]); &quot;Vazio&quot;; IF(AND([.C5] &gt;=5.7; [.R5] &gt;= 2); &quot;Êutrico&quot;; &quot;Não&quot;))" office:value-type="string" office:string-value="Não" calcext:value-type="string">
            <text:p>Não</text:p>
          </table:table-cell>
          <table:table-cell table:formula="of:=IF(ISBLANK([.M5]);&quot;Vazio&quot;;IF([.M5]&lt;4;&quot;Não&quot;;IF(AND([.M5]&gt;=4;[.M5]&lt;7);&quot;Salino&quot;;&quot;Sálico&quot;)))" office:value-type="string" office:string-value="Vazio" calcext:value-type="string">
            <text:p>Vazio</text:p>
          </table:table-cell>
          <table:table-cell table:formula="of:=IF(ISBLANK([.U5]);&quot;Vazio&quot;;IF([.U5]&lt;6;&quot;Não&quot;;IF(AND([.U5]&gt;=6;[.U5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g1</text:p>
          </table:table-cell>
          <table:table-cell office:value-type="string" calcext:value-type="string">
            <text:p>65-100</text:p>
          </table:table-cell>
          <table:table-cell office:value-type="float" office:value="5.7" calcext:value-type="float">
            <text:p>5.70</text:p>
          </table:table-cell>
          <table:table-cell office:value-type="float" office:value="4.2" calcext:value-type="float">
            <text:p>4.20</text:p>
          </table:table-cell>
          <table:table-cell office:value-type="float" office:value="20.7" calcext:value-type="float">
            <text:p>20.70</text:p>
          </table:table-cell>
          <table:table-cell office:value-type="float" office:value="11.5" calcext:value-type="float">
            <text:p>11.50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4.7" calcext:value-type="float">
            <text:p>4.70</text:p>
          </table:table-cell>
          <table:table-cell office:value-type="float" office:value="1" calcext:value-type="float">
            <text:p>1.00</text:p>
          </table:table-cell>
          <table:table-cell office:value-type="float" office:value="2.6" calcext:value-type="float">
            <text:p>2.60</text:p>
          </table:table-cell>
          <table:table-cell/>
          <table:table-cell table:formula="of:=[.L6]*1.724" office:value-type="float" office:value="4.4824" calcext:value-type="float">
            <text:p>4.48</text:p>
          </table:table-cell>
          <table:table-cell table:formula="of:=[$'1. Atributos Diagnósticos - Física'.H6]" office:value-type="float" office:value="880" calcext:value-type="float">
            <text:p>880.00</text:p>
          </table:table-cell>
          <table:table-cell table:formula="of:=[.R6]+SUM([.I6:.J6])" office:value-type="float" office:value="37.84" calcext:value-type="float">
            <text:p>37.84</text:p>
          </table:table-cell>
          <table:table-cell table:formula="of:=[.P6]*1000/[.O6]" office:value-type="float" office:value="43" calcext:value-type="float">
            <text:p>43.00</text:p>
          </table:table-cell>
          <table:table-cell table:formula="of:=SUM([.E6:.H6])" office:value-type="float" office:value="33.04" calcext:value-type="float">
            <text:p>33.04</text:p>
          </table:table-cell>
          <table:table-cell table:formula="of:=[.R6]/[.P6]*100" office:value-type="float" office:value="87.3150105708245" calcext:value-type="float">
            <text:p>87.32</text:p>
          </table:table-cell>
          <table:table-cell table:formula="of:=[.I6]/SUM([.E6:.I6])*100" office:value-type="float" office:value="0.301750150875075" calcext:value-type="float">
            <text:p>0.30</text:p>
          </table:table-cell>
          <table:table-cell table:formula="of:=[.H6]/[.P6]*100" office:value-type="float" office:value="0.660676532769556" calcext:value-type="float">
            <text:p>0.66</text:p>
          </table:table-cell>
          <table:table-cell table:formula="of:=IF(ISBLANK([.L6]); &quot;Vazio&quot;; IF([.L6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6]); &quot;Vazio&quot;; IF([.S6]&gt;=50; &quot;Eutrófico&quot;; &quot;Distrófico&quot;))" office:value-type="string" office:string-value="Eutrófico" calcext:value-type="string">
            <text:p>Eutrófico</text:p>
          </table:table-cell>
          <table:table-cell table:formula="of:=IF(ISBLANK([.D6]); &quot;Vazio&quot;; IF(AND(SUM([.R6];[.I6])&lt;=1.5; OR([.D6]&gt;=5;      ([.D6]-[.C6])&gt;=0)); &quot;Ácrico&quot;; &quot;Não&quot;))" office:value-type="string" office:string-value="Não" calcext:value-type="string">
            <text:p>Não</text:p>
          </table:table-cell>
          <table:table-cell table:formula="of:=IF(ISBLANK([.I6]);&quot;Vazio&quot;;IF(OR(AND([.I6]&gt;=4; [.S6]&lt;50);AND([.I6]&gt;=4; [.T6]&gt;=50));&quot;Alumínico&quot;;&quot;Não&quot;))" office:value-type="string" office:string-value="Não" calcext:value-type="string">
            <text:p>Não</text:p>
          </table:table-cell>
          <table:table-cell table:formula="of:=IF(ISBLANK([.Q6]); &quot;Vazio&quot;; IF([.Q6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6]); &quot;Vazio&quot;; IF(AND([.C6] &gt;=5.7; [.R6] &gt;= 2); &quot;Êutrico&quot;; &quot;Não&quot;))" office:value-type="string" office:string-value="Êutrico" calcext:value-type="string">
            <text:p>Êutrico</text:p>
          </table:table-cell>
          <table:table-cell table:formula="of:=IF(ISBLANK([.M6]);&quot;Vazio&quot;;IF([.M6]&lt;4;&quot;Não&quot;;IF(AND([.M6]&gt;=4;[.M6]&lt;7);&quot;Salino&quot;;&quot;Sálico&quot;)))" office:value-type="string" office:string-value="Vazio" calcext:value-type="string">
            <text:p>Vazio</text:p>
          </table:table-cell>
          <table:table-cell table:formula="of:=IF(ISBLANK([.U6]);&quot;Vazio&quot;;IF([.U6]&lt;6;&quot;Não&quot;;IF(AND([.U6]&gt;=6;[.U6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g2</text:p>
          </table:table-cell>
          <table:table-cell office:value-type="string" calcext:value-type="string">
            <text:p>100-150</text:p>
          </table:table-cell>
          <table:table-cell office:value-type="float" office:value="5.8" calcext:value-type="float">
            <text:p>5.80</text:p>
          </table:table-cell>
          <table:table-cell office:value-type="float" office:value="4.2" calcext:value-type="float">
            <text:p>4.20</text:p>
          </table:table-cell>
          <table:table-cell office:value-type="float" office:value="25.7" calcext:value-type="float">
            <text:p>25.70</text:p>
          </table:table-cell>
          <table:table-cell office:value-type="float" office:value="14" calcext:value-type="float">
            <text:p>14.00</text:p>
          </table:table-cell>
          <table:table-cell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/>
          <table:table-cell table:formula="of:=[.L7]*1.724" office:value-type="float" office:value="6.896" calcext:value-type="float">
            <text:p>6.90</text:p>
          </table:table-cell>
          <table:table-cell table:formula="of:=[$'1. Atributos Diagnósticos - Física'.H7]" office:value-type="float" office:value="880" calcext:value-type="float">
            <text:p>880.00</text:p>
          </table:table-cell>
          <table:table-cell table:formula="of:=[.R7]+SUM([.I7:.J7])" office:value-type="float" office:value="45.62" calcext:value-type="float">
            <text:p>45.62</text:p>
          </table:table-cell>
          <table:table-cell table:formula="of:=[.P7]*1000/[.O7]" office:value-type="float" office:value="51.8409090909091" calcext:value-type="float">
            <text:p>51.84</text:p>
          </table:table-cell>
          <table:table-cell table:formula="of:=SUM([.E7:.H7])" office:value-type="float" office:value="40.52" calcext:value-type="float">
            <text:p>40.52</text:p>
          </table:table-cell>
          <table:table-cell table:formula="of:=[.R7]/[.P7]*100" office:value-type="float" office:value="88.8206926786497" calcext:value-type="float">
            <text:p>88.82</text:p>
          </table:table-cell>
          <table:table-cell table:formula="of:=[.I7]/SUM([.E7:.I7])*100" office:value-type="float" office:value="0.246184145741014" calcext:value-type="float">
            <text:p>0.25</text:p>
          </table:table-cell>
          <table:table-cell table:formula="of:=[.H7]/[.P7]*100" office:value-type="float" office:value="0.460324419114424" calcext:value-type="float">
            <text:p>0.46</text:p>
          </table:table-cell>
          <table:table-cell table:formula="of:=IF(ISBLANK([.L7]); &quot;Vazio&quot;; IF([.L7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7]); &quot;Vazio&quot;; IF([.S7]&gt;=50; &quot;Eutrófico&quot;; &quot;Distrófico&quot;))" office:value-type="string" office:string-value="Eutrófico" calcext:value-type="string">
            <text:p>Eutrófico</text:p>
          </table:table-cell>
          <table:table-cell table:formula="of:=IF(ISBLANK([.D7]); &quot;Vazio&quot;; IF(AND(SUM([.R7];[.I7])&lt;=1.5; OR([.D7]&gt;=5;      ([.D7]-[.C7])&gt;=0)); &quot;Ácrico&quot;; &quot;Não&quot;))" office:value-type="string" office:string-value="Não" calcext:value-type="string">
            <text:p>Não</text:p>
          </table:table-cell>
          <table:table-cell table:formula="of:=IF(ISBLANK([.I7]);&quot;Vazio&quot;;IF(OR(AND([.I7]&gt;=4; [.S7]&lt;50);AND([.I7]&gt;=4; [.T7]&gt;=50));&quot;Alumínico&quot;;&quot;Não&quot;))" office:value-type="string" office:string-value="Não" calcext:value-type="string">
            <text:p>Não</text:p>
          </table:table-cell>
          <table:table-cell table:formula="of:=IF(ISBLANK([.Q7]); &quot;Vazio&quot;; IF([.Q7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7]); &quot;Vazio&quot;; IF(AND([.C7] &gt;=5.7; [.R7] &gt;= 2); &quot;Êutrico&quot;; &quot;Não&quot;))" office:value-type="string" office:string-value="Êutrico" calcext:value-type="string">
            <text:p>Êutrico</text:p>
          </table:table-cell>
          <table:table-cell table:formula="of:=IF(ISBLANK([.M7]);&quot;Vazio&quot;;IF([.M7]&lt;4;&quot;Não&quot;;IF(AND([.M7]&gt;=4;[.M7]&lt;7);&quot;Salino&quot;;&quot;Sálico&quot;)))" office:value-type="string" office:string-value="Vazio" calcext:value-type="string">
            <text:p>Vazio</text:p>
          </table:table-cell>
          <table:table-cell table:formula="of:=IF(ISBLANK([.U7]);&quot;Vazio&quot;;IF([.U7]&lt;6;&quot;Não&quot;;IF(AND([.U7]&gt;=6;[.U7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8]*1.724" office:value-type="float" office:value="0" calcext:value-type="float">
            <text:p>0.00</text:p>
          </table:table-cell>
          <table:table-cell table:formula="of:=[$'1. Atributos Diagnósticos - Física'.H8]" office:value-type="float" office:value="0" calcext:value-type="float">
            <text:p>0.00</text:p>
          </table:table-cell>
          <table:table-cell table:formula="of:=[.R8]+SUM([.I8:.J8])" office:value-type="float" office:value="0" calcext:value-type="float">
            <text:p>0.00</text:p>
          </table:table-cell>
          <table:table-cell table:formula="of:=[.P8]*1000/[.O8]" office:value-type="string" office:string-value="" calcext:value-type="error">
            <text:p>#DIV/0!</text:p>
          </table:table-cell>
          <table:table-cell table:formula="of:=SUM([.E8:.H8])" office:value-type="float" office:value="0" calcext:value-type="float">
            <text:p>0.00</text:p>
          </table:table-cell>
          <table:table-cell table:formula="of:=[.R8]/[.P8]*100" office:value-type="string" office:string-value="" calcext:value-type="error">
            <text:p>#DIV/0!</text:p>
          </table:table-cell>
          <table:table-cell table:formula="of:=[.I8]/SUM([.E8:.I8])*100" office:value-type="string" office:string-value="" calcext:value-type="error">
            <text:p>#DIV/0!</text:p>
          </table:table-cell>
          <table:table-cell table:formula="of:=[.H8]/[.P8]*100" office:value-type="string" office:string-value="" calcext:value-type="error">
            <text:p>#DIV/0!</text:p>
          </table:table-cell>
          <table:table-cell table:formula="of:=IF(ISBLANK([.L8]); &quot;Vazio&quot;; IF([.L8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8]); &quot;Vazio&quot;; IF([.S8]&gt;=50; &quot;Eutrófico&quot;; &quot;Distrófico&quot;))" office:value-type="string" office:string-value="" calcext:value-type="error">
            <text:p>#DIV/0!</text:p>
          </table:table-cell>
          <table:table-cell table:formula="of:=IF(ISBLANK([.D8]); &quot;Vazio&quot;; IF(AND(SUM([.R8];[.I8])&lt;=1.5; OR([.D8]&gt;=5;      ([.D8]-[.C8])&gt;=0)); &quot;Ácrico&quot;; &quot;Não&quot;))" office:value-type="string" office:string-value="Vazio" calcext:value-type="string">
            <text:p>Vazio</text:p>
          </table:table-cell>
          <table:table-cell table:formula="of:=IF(ISBLANK([.I8]);&quot;Vazio&quot;;IF(OR(AND([.I8]&gt;=4; [.S8]&lt;50);AND([.I8]&gt;=4; [.T8]&gt;=50));&quot;Alumínico&quot;;&quot;Não&quot;))" office:value-type="string" office:string-value="Vazio" calcext:value-type="string">
            <text:p>Vazio</text:p>
          </table:table-cell>
          <table:table-cell table:formula="of:=IF(ISBLANK([.Q8]); &quot;Vazio&quot;; IF([.Q8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8]); &quot;Vazio&quot;; IF(AND([.C8] &gt;=5.7; [.R8] &gt;= 2); &quot;Êutrico&quot;; &quot;Não&quot;))" office:value-type="string" office:string-value="Vazio" calcext:value-type="string">
            <text:p>Vazio</text:p>
          </table:table-cell>
          <table:table-cell table:formula="of:=IF(ISBLANK([.M8]);&quot;Vazio&quot;;IF([.M8]&lt;4;&quot;Não&quot;;IF(AND([.M8]&gt;=4;[.M8]&lt;7);&quot;Salino&quot;;&quot;Sálico&quot;)))" office:value-type="string" office:string-value="Vazio" calcext:value-type="string">
            <text:p>Vazio</text:p>
          </table:table-cell>
          <table:table-cell table:formula="of:=IF(ISBLANK([.U8]);&quot;Vazio&quot;;IF([.U8]&lt;6;&quot;Não&quot;;IF(AND([.U8]&gt;=6;[.U8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9]*1.724" office:value-type="float" office:value="0" calcext:value-type="float">
            <text:p>0.00</text:p>
          </table:table-cell>
          <table:table-cell table:formula="of:=[$'1. Atributos Diagnósticos - Física'.H9]" office:value-type="float" office:value="0" calcext:value-type="float">
            <text:p>0.00</text:p>
          </table:table-cell>
          <table:table-cell table:formula="of:=[.R9]+SUM([.I9:.J9])" office:value-type="float" office:value="0" calcext:value-type="float">
            <text:p>0.00</text:p>
          </table:table-cell>
          <table:table-cell table:formula="of:=[.P9]*1000/[.O9]" office:value-type="string" office:string-value="" calcext:value-type="error">
            <text:p>#DIV/0!</text:p>
          </table:table-cell>
          <table:table-cell table:formula="of:=SUM([.E9:.H9])" office:value-type="float" office:value="0" calcext:value-type="float">
            <text:p>0.00</text:p>
          </table:table-cell>
          <table:table-cell table:formula="of:=[.R9]/[.P9]*100" office:value-type="string" office:string-value="" calcext:value-type="error">
            <text:p>#DIV/0!</text:p>
          </table:table-cell>
          <table:table-cell table:formula="of:=[.I9]/SUM([.E9:.I9])*100" office:value-type="string" office:string-value="" calcext:value-type="error">
            <text:p>#DIV/0!</text:p>
          </table:table-cell>
          <table:table-cell table:formula="of:=[.H9]/[.P9]*100" office:value-type="string" office:string-value="" calcext:value-type="error">
            <text:p>#DIV/0!</text:p>
          </table:table-cell>
          <table:table-cell table:formula="of:=IF(ISBLANK([.L9]); &quot;Vazio&quot;; IF([.L9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9]); &quot;Vazio&quot;; IF([.S9]&gt;=50; &quot;Eutrófico&quot;; &quot;Distrófico&quot;))" office:value-type="string" office:string-value="" calcext:value-type="error">
            <text:p>#DIV/0!</text:p>
          </table:table-cell>
          <table:table-cell table:formula="of:=IF(ISBLANK([.D9]); &quot;Vazio&quot;; IF(AND(SUM([.R9];[.I9])&lt;=1.5; OR([.D9]&gt;=5;      ([.D9]-[.C9])&gt;=0)); &quot;Ácrico&quot;; &quot;Não&quot;))" office:value-type="string" office:string-value="Vazio" calcext:value-type="string">
            <text:p>Vazio</text:p>
          </table:table-cell>
          <table:table-cell table:formula="of:=IF(ISBLANK([.I9]);&quot;Vazio&quot;;IF(OR(AND([.I9]&gt;=4; [.S9]&lt;50);AND([.I9]&gt;=4; [.T9]&gt;=50));&quot;Alumínico&quot;;&quot;Não&quot;))" office:value-type="string" office:string-value="Vazio" calcext:value-type="string">
            <text:p>Vazio</text:p>
          </table:table-cell>
          <table:table-cell table:formula="of:=IF(ISBLANK([.Q9]); &quot;Vazio&quot;; IF([.Q9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9]); &quot;Vazio&quot;; IF(AND([.C9] &gt;=5.7; [.R9] &gt;= 2); &quot;Êutrico&quot;; &quot;Não&quot;))" office:value-type="string" office:string-value="Vazio" calcext:value-type="string">
            <text:p>Vazio</text:p>
          </table:table-cell>
          <table:table-cell table:formula="of:=IF(ISBLANK([.M9]);&quot;Vazio&quot;;IF([.M9]&lt;4;&quot;Não&quot;;IF(AND([.M9]&gt;=4;[.M9]&lt;7);&quot;Salino&quot;;&quot;Sálico&quot;)))" office:value-type="string" office:string-value="Vazio" calcext:value-type="string">
            <text:p>Vazio</text:p>
          </table:table-cell>
          <table:table-cell table:formula="of:=IF(ISBLANK([.U9]);&quot;Vazio&quot;;IF([.U9]&lt;6;&quot;Não&quot;;IF(AND([.U9]&gt;=6;[.U9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0]*1.724" office:value-type="float" office:value="0" calcext:value-type="float">
            <text:p>0.00</text:p>
          </table:table-cell>
          <table:table-cell table:formula="of:=[$'1. Atributos Diagnósticos - Física'.H10]" office:value-type="float" office:value="0" calcext:value-type="float">
            <text:p>0.00</text:p>
          </table:table-cell>
          <table:table-cell table:formula="of:=[.R10]+SUM([.I10:.J10])" office:value-type="float" office:value="0" calcext:value-type="float">
            <text:p>0.00</text:p>
          </table:table-cell>
          <table:table-cell table:formula="of:=[.P10]*1000/[.O10]" office:value-type="string" office:string-value="" calcext:value-type="error">
            <text:p>#DIV/0!</text:p>
          </table:table-cell>
          <table:table-cell table:formula="of:=SUM([.E10:.H10])" office:value-type="float" office:value="0" calcext:value-type="float">
            <text:p>0.00</text:p>
          </table:table-cell>
          <table:table-cell table:formula="of:=[.R10]/[.P10]*100" office:value-type="string" office:string-value="" calcext:value-type="error">
            <text:p>#DIV/0!</text:p>
          </table:table-cell>
          <table:table-cell table:formula="of:=[.I10]/SUM([.E10:.I10])*100" office:value-type="string" office:string-value="" calcext:value-type="error">
            <text:p>#DIV/0!</text:p>
          </table:table-cell>
          <table:table-cell table:formula="of:=[.H10]/[.P10]*100" office:value-type="string" office:string-value="" calcext:value-type="error">
            <text:p>#DIV/0!</text:p>
          </table:table-cell>
          <table:table-cell table:formula="of:=IF(ISBLANK([.L10]); &quot;Vazio&quot;; IF([.L10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0]); &quot;Vazio&quot;; IF([.S10]&gt;=50; &quot;Eutrófico&quot;; &quot;Distrófico&quot;))" office:value-type="string" office:string-value="" calcext:value-type="error">
            <text:p>#DIV/0!</text:p>
          </table:table-cell>
          <table:table-cell table:formula="of:=IF(ISBLANK([.D10]); &quot;Vazio&quot;; IF(AND(SUM([.R10];[.I10])&lt;=1.5; OR([.D10]&gt;=5;      ([.D10]-[.C10])&gt;=0)); &quot;Ácrico&quot;; &quot;Não&quot;))" office:value-type="string" office:string-value="Vazio" calcext:value-type="string">
            <text:p>Vazio</text:p>
          </table:table-cell>
          <table:table-cell table:formula="of:=IF(ISBLANK([.I10]);&quot;Vazio&quot;;IF(OR(AND([.I10]&gt;=4; [.S10]&lt;50);AND([.I10]&gt;=4; [.T10]&gt;=50));&quot;Alumínico&quot;;&quot;Não&quot;))" office:value-type="string" office:string-value="Vazio" calcext:value-type="string">
            <text:p>Vazio</text:p>
          </table:table-cell>
          <table:table-cell table:formula="of:=IF(ISBLANK([.Q10]); &quot;Vazio&quot;; IF([.Q10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0]); &quot;Vazio&quot;; IF(AND([.C10] &gt;=5.7; [.R10] &gt;= 2); &quot;Êutrico&quot;; &quot;Não&quot;))" office:value-type="string" office:string-value="Vazio" calcext:value-type="string">
            <text:p>Vazio</text:p>
          </table:table-cell>
          <table:table-cell table:formula="of:=IF(ISBLANK([.M10]);&quot;Vazio&quot;;IF([.M10]&lt;4;&quot;Não&quot;;IF(AND([.M10]&gt;=4;[.M10]&lt;7);&quot;Salino&quot;;&quot;Sálico&quot;)))" office:value-type="string" office:string-value="Vazio" calcext:value-type="string">
            <text:p>Vazio</text:p>
          </table:table-cell>
          <table:table-cell table:formula="of:=IF(ISBLANK([.U10]);&quot;Vazio&quot;;IF([.U10]&lt;6;&quot;Não&quot;;IF(AND([.U10]&gt;=6;[.U10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1]*1.724" office:value-type="float" office:value="0" calcext:value-type="float">
            <text:p>0.00</text:p>
          </table:table-cell>
          <table:table-cell table:formula="of:=[$'1. Atributos Diagnósticos - Física'.H11]" office:value-type="float" office:value="0" calcext:value-type="float">
            <text:p>0.00</text:p>
          </table:table-cell>
          <table:table-cell table:formula="of:=[.R11]+SUM([.I11:.J11])" office:value-type="float" office:value="0" calcext:value-type="float">
            <text:p>0.00</text:p>
          </table:table-cell>
          <table:table-cell table:formula="of:=[.P11]*1000/[.O11]" office:value-type="string" office:string-value="" calcext:value-type="error">
            <text:p>#DIV/0!</text:p>
          </table:table-cell>
          <table:table-cell table:formula="of:=SUM([.E11:.H11])" office:value-type="float" office:value="0" calcext:value-type="float">
            <text:p>0.00</text:p>
          </table:table-cell>
          <table:table-cell table:formula="of:=[.R11]/[.P11]*100" office:value-type="string" office:string-value="" calcext:value-type="error">
            <text:p>#DIV/0!</text:p>
          </table:table-cell>
          <table:table-cell table:formula="of:=[.I11]/SUM([.E11:.I11])*100" office:value-type="string" office:string-value="" calcext:value-type="error">
            <text:p>#DIV/0!</text:p>
          </table:table-cell>
          <table:table-cell table:formula="of:=[.H11]/[.P11]*100" office:value-type="string" office:string-value="" calcext:value-type="error">
            <text:p>#DIV/0!</text:p>
          </table:table-cell>
          <table:table-cell table:formula="of:=IF(ISBLANK([.L11]); &quot;Vazio&quot;; IF([.L11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1]); &quot;Vazio&quot;; IF([.S11]&gt;=50; &quot;Eutrófico&quot;; &quot;Distrófico&quot;))" office:value-type="string" office:string-value="" calcext:value-type="error">
            <text:p>#DIV/0!</text:p>
          </table:table-cell>
          <table:table-cell table:formula="of:=IF(ISBLANK([.D11]); &quot;Vazio&quot;; IF(AND(SUM([.R11];[.I11])&lt;=1.5; OR([.D11]&gt;=5;      ([.D11]-[.C11])&gt;=0)); &quot;Ácrico&quot;; &quot;Não&quot;))" office:value-type="string" office:string-value="Vazio" calcext:value-type="string">
            <text:p>Vazio</text:p>
          </table:table-cell>
          <table:table-cell table:formula="of:=IF(ISBLANK([.I11]);&quot;Vazio&quot;;IF(OR(AND([.I11]&gt;=4; [.S11]&lt;50);AND([.I11]&gt;=4; [.T11]&gt;=50));&quot;Alumínico&quot;;&quot;Não&quot;))" office:value-type="string" office:string-value="Vazio" calcext:value-type="string">
            <text:p>Vazio</text:p>
          </table:table-cell>
          <table:table-cell table:formula="of:=IF(ISBLANK([.Q11]); &quot;Vazio&quot;; IF([.Q11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1]); &quot;Vazio&quot;; IF(AND([.C11] &gt;=5.7; [.R11] &gt;= 2); &quot;Êutrico&quot;; &quot;Não&quot;))" office:value-type="string" office:string-value="Vazio" calcext:value-type="string">
            <text:p>Vazio</text:p>
          </table:table-cell>
          <table:table-cell table:formula="of:=IF(ISBLANK([.M11]);&quot;Vazio&quot;;IF([.M11]&lt;4;&quot;Não&quot;;IF(AND([.M11]&gt;=4;[.M11]&lt;7);&quot;Salino&quot;;&quot;Sálico&quot;)))" office:value-type="string" office:string-value="Vazio" calcext:value-type="string">
            <text:p>Vazio</text:p>
          </table:table-cell>
          <table:table-cell table:formula="of:=IF(ISBLANK([.U11]);&quot;Vazio&quot;;IF([.U11]&lt;6;&quot;Não&quot;;IF(AND([.U11]&gt;=6;[.U11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2]*1.724" office:value-type="float" office:value="0" calcext:value-type="float">
            <text:p>0.00</text:p>
          </table:table-cell>
          <table:table-cell table:formula="of:=[$'1. Atributos Diagnósticos - Física'.H12]" office:value-type="float" office:value="0" calcext:value-type="float">
            <text:p>0.00</text:p>
          </table:table-cell>
          <table:table-cell table:formula="of:=[.R12]+SUM([.I12:.J12])" office:value-type="float" office:value="0" calcext:value-type="float">
            <text:p>0.00</text:p>
          </table:table-cell>
          <table:table-cell table:formula="of:=[.P12]*1000/[.O12]" office:value-type="string" office:string-value="" calcext:value-type="error">
            <text:p>#DIV/0!</text:p>
          </table:table-cell>
          <table:table-cell table:formula="of:=SUM([.E12:.H12])" office:value-type="float" office:value="0" calcext:value-type="float">
            <text:p>0.00</text:p>
          </table:table-cell>
          <table:table-cell table:formula="of:=[.R12]/[.P12]*100" office:value-type="string" office:string-value="" calcext:value-type="error">
            <text:p>#DIV/0!</text:p>
          </table:table-cell>
          <table:table-cell table:formula="of:=[.I12]/SUM([.E12:.I12])*100" office:value-type="string" office:string-value="" calcext:value-type="error">
            <text:p>#DIV/0!</text:p>
          </table:table-cell>
          <table:table-cell table:formula="of:=[.H12]/[.P12]*100" office:value-type="string" office:string-value="" calcext:value-type="error">
            <text:p>#DIV/0!</text:p>
          </table:table-cell>
          <table:table-cell table:formula="of:=IF(ISBLANK([.L12]); &quot;Vazio&quot;; IF([.L12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2]); &quot;Vazio&quot;; IF([.S12]&gt;=50; &quot;Eutrófico&quot;; &quot;Distrófico&quot;))" office:value-type="string" office:string-value="" calcext:value-type="error">
            <text:p>#DIV/0!</text:p>
          </table:table-cell>
          <table:table-cell table:formula="of:=IF(ISBLANK([.D12]); &quot;Vazio&quot;; IF(AND(SUM([.R12];[.I12])&lt;=1.5; OR([.D12]&gt;=5;      ([.D12]-[.C12])&gt;=0)); &quot;Ácrico&quot;; &quot;Não&quot;))" office:value-type="string" office:string-value="Vazio" calcext:value-type="string">
            <text:p>Vazio</text:p>
          </table:table-cell>
          <table:table-cell table:formula="of:=IF(ISBLANK([.I12]);&quot;Vazio&quot;;IF(OR(AND([.I12]&gt;=4; [.S12]&lt;50);AND([.I12]&gt;=4; [.T12]&gt;=50));&quot;Alumínico&quot;;&quot;Não&quot;))" office:value-type="string" office:string-value="Vazio" calcext:value-type="string">
            <text:p>Vazio</text:p>
          </table:table-cell>
          <table:table-cell table:formula="of:=IF(ISBLANK([.Q12]); &quot;Vazio&quot;; IF([.Q12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2]); &quot;Vazio&quot;; IF(AND([.C12] &gt;=5.7; [.R12] &gt;= 2); &quot;Êutrico&quot;; &quot;Não&quot;))" office:value-type="string" office:string-value="Vazio" calcext:value-type="string">
            <text:p>Vazio</text:p>
          </table:table-cell>
          <table:table-cell table:formula="of:=IF(ISBLANK([.M12]);&quot;Vazio&quot;;IF([.M12]&lt;4;&quot;Não&quot;;IF(AND([.M12]&gt;=4;[.M12]&lt;7);&quot;Salino&quot;;&quot;Sálico&quot;)))" office:value-type="string" office:string-value="Vazio" calcext:value-type="string">
            <text:p>Vazio</text:p>
          </table:table-cell>
          <table:table-cell table:formula="of:=IF(ISBLANK([.U12]);&quot;Vazio&quot;;IF([.U12]&lt;6;&quot;Não&quot;;IF(AND([.U12]&gt;=6;[.U12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3]*1.724" office:value-type="float" office:value="0" calcext:value-type="float">
            <text:p>0.00</text:p>
          </table:table-cell>
          <table:table-cell table:formula="of:=[$'1. Atributos Diagnósticos - Física'.H13]" office:value-type="float" office:value="0" calcext:value-type="float">
            <text:p>0.00</text:p>
          </table:table-cell>
          <table:table-cell table:formula="of:=[.R13]+SUM([.I13:.J13])" office:value-type="float" office:value="0" calcext:value-type="float">
            <text:p>0.00</text:p>
          </table:table-cell>
          <table:table-cell table:formula="of:=[.P13]*1000/[.O13]" office:value-type="string" office:string-value="" calcext:value-type="error">
            <text:p>#DIV/0!</text:p>
          </table:table-cell>
          <table:table-cell table:formula="of:=SUM([.E13:.H13])" office:value-type="float" office:value="0" calcext:value-type="float">
            <text:p>0.00</text:p>
          </table:table-cell>
          <table:table-cell table:formula="of:=[.R13]/[.P13]*100" office:value-type="string" office:string-value="" calcext:value-type="error">
            <text:p>#DIV/0!</text:p>
          </table:table-cell>
          <table:table-cell table:formula="of:=[.I13]/SUM([.E13:.I13])*100" office:value-type="string" office:string-value="" calcext:value-type="error">
            <text:p>#DIV/0!</text:p>
          </table:table-cell>
          <table:table-cell table:formula="of:=[.H13]/[.P13]*100" office:value-type="string" office:string-value="" calcext:value-type="error">
            <text:p>#DIV/0!</text:p>
          </table:table-cell>
          <table:table-cell table:formula="of:=IF(ISBLANK([.L13]); &quot;Vazio&quot;; IF([.L13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3]); &quot;Vazio&quot;; IF([.S13]&gt;=50; &quot;Eutrófico&quot;; &quot;Distrófico&quot;))" office:value-type="string" office:string-value="" calcext:value-type="error">
            <text:p>#DIV/0!</text:p>
          </table:table-cell>
          <table:table-cell table:formula="of:=IF(ISBLANK([.D13]); &quot;Vazio&quot;; IF(AND(SUM([.R13];[.I13])&lt;=1.5; OR([.D13]&gt;=5;      ([.D13]-[.C13])&gt;=0)); &quot;Ácrico&quot;; &quot;Não&quot;))" office:value-type="string" office:string-value="Vazio" calcext:value-type="string">
            <text:p>Vazio</text:p>
          </table:table-cell>
          <table:table-cell table:formula="of:=IF(ISBLANK([.I13]);&quot;Vazio&quot;;IF(OR(AND([.I13]&gt;=4; [.S13]&lt;50);AND([.I13]&gt;=4; [.T13]&gt;=50));&quot;Alumínico&quot;;&quot;Não&quot;))" office:value-type="string" office:string-value="Vazio" calcext:value-type="string">
            <text:p>Vazio</text:p>
          </table:table-cell>
          <table:table-cell table:formula="of:=IF(ISBLANK([.Q13]); &quot;Vazio&quot;; IF([.Q13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3]); &quot;Vazio&quot;; IF(AND([.C13] &gt;=5.7; [.R13] &gt;= 2); &quot;Êutrico&quot;; &quot;Não&quot;))" office:value-type="string" office:string-value="Vazio" calcext:value-type="string">
            <text:p>Vazio</text:p>
          </table:table-cell>
          <table:table-cell table:formula="of:=IF(ISBLANK([.M13]);&quot;Vazio&quot;;IF([.M13]&lt;4;&quot;Não&quot;;IF(AND([.M13]&gt;=4;[.M13]&lt;7);&quot;Salino&quot;;&quot;Sálico&quot;)))" office:value-type="string" office:string-value="Vazio" calcext:value-type="string">
            <text:p>Vazio</text:p>
          </table:table-cell>
          <table:table-cell table:formula="of:=IF(ISBLANK([.U13]);&quot;Vazio&quot;;IF([.U13]&lt;6;&quot;Não&quot;;IF(AND([.U13]&gt;=6;[.U13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4]*1.724" office:value-type="float" office:value="0" calcext:value-type="float">
            <text:p>0.00</text:p>
          </table:table-cell>
          <table:table-cell table:formula="of:=[$'1. Atributos Diagnósticos - Física'.H14]" office:value-type="float" office:value="0" calcext:value-type="float">
            <text:p>0.00</text:p>
          </table:table-cell>
          <table:table-cell table:formula="of:=[.R14]+SUM([.I14:.J14])" office:value-type="float" office:value="0" calcext:value-type="float">
            <text:p>0.00</text:p>
          </table:table-cell>
          <table:table-cell table:formula="of:=[.P14]*1000/[.O14]" office:value-type="string" office:string-value="" calcext:value-type="error">
            <text:p>#DIV/0!</text:p>
          </table:table-cell>
          <table:table-cell table:formula="of:=SUM([.E14:.H14])" office:value-type="float" office:value="0" calcext:value-type="float">
            <text:p>0.00</text:p>
          </table:table-cell>
          <table:table-cell table:formula="of:=[.R14]/[.P14]*100" office:value-type="string" office:string-value="" calcext:value-type="error">
            <text:p>#DIV/0!</text:p>
          </table:table-cell>
          <table:table-cell table:formula="of:=[.I14]/SUM([.E14:.I14])*100" office:value-type="string" office:string-value="" calcext:value-type="error">
            <text:p>#DIV/0!</text:p>
          </table:table-cell>
          <table:table-cell table:formula="of:=[.H14]/[.P14]*100" office:value-type="string" office:string-value="" calcext:value-type="error">
            <text:p>#DIV/0!</text:p>
          </table:table-cell>
          <table:table-cell table:formula="of:=IF(ISBLANK([.L14]); &quot;Vazio&quot;; IF([.L14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4]); &quot;Vazio&quot;; IF([.S14]&gt;=50; &quot;Eutrófico&quot;; &quot;Distrófico&quot;))" office:value-type="string" office:string-value="" calcext:value-type="error">
            <text:p>#DIV/0!</text:p>
          </table:table-cell>
          <table:table-cell table:formula="of:=IF(ISBLANK([.D14]); &quot;Vazio&quot;; IF(AND(SUM([.R14];[.I14])&lt;=1.5; OR([.D14]&gt;=5;      ([.D14]-[.C14])&gt;=0)); &quot;Ácrico&quot;; &quot;Não&quot;))" office:value-type="string" office:string-value="Vazio" calcext:value-type="string">
            <text:p>Vazio</text:p>
          </table:table-cell>
          <table:table-cell table:formula="of:=IF(ISBLANK([.I14]);&quot;Vazio&quot;;IF(OR(AND([.I14]&gt;=4; [.S14]&lt;50);AND([.I14]&gt;=4; [.T14]&gt;=50));&quot;Alumínico&quot;;&quot;Não&quot;))" office:value-type="string" office:string-value="Vazio" calcext:value-type="string">
            <text:p>Vazio</text:p>
          </table:table-cell>
          <table:table-cell table:formula="of:=IF(ISBLANK([.Q14]); &quot;Vazio&quot;; IF([.Q14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4]); &quot;Vazio&quot;; IF(AND([.C14] &gt;=5.7; [.R14] &gt;= 2); &quot;Êutrico&quot;; &quot;Não&quot;))" office:value-type="string" office:string-value="Vazio" calcext:value-type="string">
            <text:p>Vazio</text:p>
          </table:table-cell>
          <table:table-cell table:formula="of:=IF(ISBLANK([.M14]);&quot;Vazio&quot;;IF([.M14]&lt;4;&quot;Não&quot;;IF(AND([.M14]&gt;=4;[.M14]&lt;7);&quot;Salino&quot;;&quot;Sálico&quot;)))" office:value-type="string" office:string-value="Vazio" calcext:value-type="string">
            <text:p>Vazio</text:p>
          </table:table-cell>
          <table:table-cell table:formula="of:=IF(ISBLANK([.U14]);&quot;Vazio&quot;;IF([.U14]&lt;6;&quot;Não&quot;;IF(AND([.U14]&gt;=6;[.U14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5]*1.724" office:value-type="float" office:value="0" calcext:value-type="float">
            <text:p>0.00</text:p>
          </table:table-cell>
          <table:table-cell table:formula="of:=[$'1. Atributos Diagnósticos - Física'.H15]" office:value-type="float" office:value="0" calcext:value-type="float">
            <text:p>0.00</text:p>
          </table:table-cell>
          <table:table-cell table:formula="of:=[.R15]+SUM([.I15:.J15])" office:value-type="float" office:value="0" calcext:value-type="float">
            <text:p>0.00</text:p>
          </table:table-cell>
          <table:table-cell table:formula="of:=[.P15]*1000/[.O15]" office:value-type="string" office:string-value="" calcext:value-type="error">
            <text:p>#DIV/0!</text:p>
          </table:table-cell>
          <table:table-cell table:formula="of:=SUM([.E15:.H15])" office:value-type="float" office:value="0" calcext:value-type="float">
            <text:p>0.00</text:p>
          </table:table-cell>
          <table:table-cell table:formula="of:=[.R15]/[.P15]*100" office:value-type="string" office:string-value="" calcext:value-type="error">
            <text:p>#DIV/0!</text:p>
          </table:table-cell>
          <table:table-cell table:formula="of:=[.I15]/SUM([.E15:.I15])*100" office:value-type="string" office:string-value="" calcext:value-type="error">
            <text:p>#DIV/0!</text:p>
          </table:table-cell>
          <table:table-cell table:formula="of:=[.H15]/[.P15]*100" office:value-type="string" office:string-value="" calcext:value-type="error">
            <text:p>#DIV/0!</text:p>
          </table:table-cell>
          <table:table-cell table:formula="of:=IF(ISBLANK([.L15]); &quot;Vazio&quot;; IF([.L15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5]); &quot;Vazio&quot;; IF([.S15]&gt;=50; &quot;Eutrófico&quot;; &quot;Distrófico&quot;))" office:value-type="string" office:string-value="" calcext:value-type="error">
            <text:p>#DIV/0!</text:p>
          </table:table-cell>
          <table:table-cell table:formula="of:=IF(ISBLANK([.D15]); &quot;Vazio&quot;; IF(AND(SUM([.R15];[.I15])&lt;=1.5; OR([.D15]&gt;=5;      ([.D15]-[.C15])&gt;=0)); &quot;Ácrico&quot;; &quot;Não&quot;))" office:value-type="string" office:string-value="Vazio" calcext:value-type="string">
            <text:p>Vazio</text:p>
          </table:table-cell>
          <table:table-cell table:formula="of:=IF(ISBLANK([.I15]);&quot;Vazio&quot;;IF(OR(AND([.I15]&gt;=4; [.S15]&lt;50);AND([.I15]&gt;=4; [.T15]&gt;=50));&quot;Alumínico&quot;;&quot;Não&quot;))" office:value-type="string" office:string-value="Vazio" calcext:value-type="string">
            <text:p>Vazio</text:p>
          </table:table-cell>
          <table:table-cell table:formula="of:=IF(ISBLANK([.Q15]); &quot;Vazio&quot;; IF([.Q15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5]); &quot;Vazio&quot;; IF(AND([.C15] &gt;=5.7; [.R15] &gt;= 2); &quot;Êutrico&quot;; &quot;Não&quot;))" office:value-type="string" office:string-value="Vazio" calcext:value-type="string">
            <text:p>Vazio</text:p>
          </table:table-cell>
          <table:table-cell table:formula="of:=IF(ISBLANK([.M15]);&quot;Vazio&quot;;IF([.M15]&lt;4;&quot;Não&quot;;IF(AND([.M15]&gt;=4;[.M15]&lt;7);&quot;Salino&quot;;&quot;Sálico&quot;)))" office:value-type="string" office:string-value="Vazio" calcext:value-type="string">
            <text:p>Vazio</text:p>
          </table:table-cell>
          <table:table-cell table:formula="of:=IF(ISBLANK([.U15]);&quot;Vazio&quot;;IF([.U15]&lt;6;&quot;Não&quot;;IF(AND([.U15]&gt;=6;[.U15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6]*1.724" office:value-type="float" office:value="0" calcext:value-type="float">
            <text:p>0.00</text:p>
          </table:table-cell>
          <table:table-cell table:formula="of:=[$'1. Atributos Diagnósticos - Física'.H16]" office:value-type="float" office:value="0" calcext:value-type="float">
            <text:p>0.00</text:p>
          </table:table-cell>
          <table:table-cell table:formula="of:=[.R16]+SUM([.I16:.J16])" office:value-type="float" office:value="0" calcext:value-type="float">
            <text:p>0.00</text:p>
          </table:table-cell>
          <table:table-cell table:formula="of:=[.P16]*1000/[.O16]" office:value-type="string" office:string-value="" calcext:value-type="error">
            <text:p>#DIV/0!</text:p>
          </table:table-cell>
          <table:table-cell table:formula="of:=SUM([.E16:.H16])" office:value-type="float" office:value="0" calcext:value-type="float">
            <text:p>0.00</text:p>
          </table:table-cell>
          <table:table-cell table:formula="of:=[.R16]/[.P16]*100" office:value-type="string" office:string-value="" calcext:value-type="error">
            <text:p>#DIV/0!</text:p>
          </table:table-cell>
          <table:table-cell table:formula="of:=[.I16]/SUM([.E16:.I16])*100" office:value-type="string" office:string-value="" calcext:value-type="error">
            <text:p>#DIV/0!</text:p>
          </table:table-cell>
          <table:table-cell table:formula="of:=[.H16]/[.P16]*100" office:value-type="string" office:string-value="" calcext:value-type="error">
            <text:p>#DIV/0!</text:p>
          </table:table-cell>
          <table:table-cell table:formula="of:=IF(ISBLANK([.L16]); &quot;Vazio&quot;; IF([.L16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6]); &quot;Vazio&quot;; IF([.S16]&gt;=50; &quot;Eutrófico&quot;; &quot;Distrófico&quot;))" office:value-type="string" office:string-value="" calcext:value-type="error">
            <text:p>#DIV/0!</text:p>
          </table:table-cell>
          <table:table-cell table:formula="of:=IF(ISBLANK([.D16]); &quot;Vazio&quot;; IF(AND(SUM([.R16];[.I16])&lt;=1.5; OR([.D16]&gt;=5;      ([.D16]-[.C16])&gt;=0)); &quot;Ácrico&quot;; &quot;Não&quot;))" office:value-type="string" office:string-value="Vazio" calcext:value-type="string">
            <text:p>Vazio</text:p>
          </table:table-cell>
          <table:table-cell table:formula="of:=IF(ISBLANK([.I16]);&quot;Vazio&quot;;IF(OR(AND([.I16]&gt;=4; [.S16]&lt;50);AND([.I16]&gt;=4; [.T16]&gt;=50));&quot;Alumínico&quot;;&quot;Não&quot;))" office:value-type="string" office:string-value="Vazio" calcext:value-type="string">
            <text:p>Vazio</text:p>
          </table:table-cell>
          <table:table-cell table:formula="of:=IF(ISBLANK([.Q16]); &quot;Vazio&quot;; IF([.Q16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6]); &quot;Vazio&quot;; IF(AND([.C16] &gt;=5.7; [.R16] &gt;= 2); &quot;Êutrico&quot;; &quot;Não&quot;))" office:value-type="string" office:string-value="Vazio" calcext:value-type="string">
            <text:p>Vazio</text:p>
          </table:table-cell>
          <table:table-cell table:formula="of:=IF(ISBLANK([.M16]);&quot;Vazio&quot;;IF([.M16]&lt;4;&quot;Não&quot;;IF(AND([.M16]&gt;=4;[.M16]&lt;7);&quot;Salino&quot;;&quot;Sálico&quot;)))" office:value-type="string" office:string-value="Vazio" calcext:value-type="string">
            <text:p>Vazio</text:p>
          </table:table-cell>
          <table:table-cell table:formula="of:=IF(ISBLANK([.U16]);&quot;Vazio&quot;;IF([.U16]&lt;6;&quot;Não&quot;;IF(AND([.U16]&gt;=6;[.U16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7]*1.724" office:value-type="float" office:value="0" calcext:value-type="float">
            <text:p>0.00</text:p>
          </table:table-cell>
          <table:table-cell table:formula="of:=[$'1. Atributos Diagnósticos - Física'.H17]" office:value-type="float" office:value="0" calcext:value-type="float">
            <text:p>0.00</text:p>
          </table:table-cell>
          <table:table-cell table:formula="of:=[.R17]+SUM([.I17:.J17])" office:value-type="float" office:value="0" calcext:value-type="float">
            <text:p>0.00</text:p>
          </table:table-cell>
          <table:table-cell table:formula="of:=[.P17]*1000/[.O17]" office:value-type="string" office:string-value="" calcext:value-type="error">
            <text:p>#DIV/0!</text:p>
          </table:table-cell>
          <table:table-cell table:formula="of:=SUM([.E17:.H17])" office:value-type="float" office:value="0" calcext:value-type="float">
            <text:p>0.00</text:p>
          </table:table-cell>
          <table:table-cell table:formula="of:=[.R17]/[.P17]*100" office:value-type="string" office:string-value="" calcext:value-type="error">
            <text:p>#DIV/0!</text:p>
          </table:table-cell>
          <table:table-cell table:formula="of:=[.I17]/SUM([.E17:.I17])*100" office:value-type="string" office:string-value="" calcext:value-type="error">
            <text:p>#DIV/0!</text:p>
          </table:table-cell>
          <table:table-cell table:formula="of:=[.H17]/[.P17]*100" office:value-type="string" office:string-value="" calcext:value-type="error">
            <text:p>#DIV/0!</text:p>
          </table:table-cell>
          <table:table-cell table:formula="of:=IF(ISBLANK([.L17]); &quot;Vazio&quot;; IF([.L17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7]); &quot;Vazio&quot;; IF([.S17]&gt;=50; &quot;Eutrófico&quot;; &quot;Distrófico&quot;))" office:value-type="string" office:string-value="" calcext:value-type="error">
            <text:p>#DIV/0!</text:p>
          </table:table-cell>
          <table:table-cell table:formula="of:=IF(ISBLANK([.D17]); &quot;Vazio&quot;; IF(AND(SUM([.R17];[.I17])&lt;=1.5; OR([.D17]&gt;=5;      ([.D17]-[.C17])&gt;=0)); &quot;Ácrico&quot;; &quot;Não&quot;))" office:value-type="string" office:string-value="Vazio" calcext:value-type="string">
            <text:p>Vazio</text:p>
          </table:table-cell>
          <table:table-cell table:formula="of:=IF(ISBLANK([.I17]);&quot;Vazio&quot;;IF(OR(AND([.I17]&gt;=4; [.S17]&lt;50);AND([.I17]&gt;=4; [.T17]&gt;=50));&quot;Alumínico&quot;;&quot;Não&quot;))" office:value-type="string" office:string-value="Vazio" calcext:value-type="string">
            <text:p>Vazio</text:p>
          </table:table-cell>
          <table:table-cell table:formula="of:=IF(ISBLANK([.Q17]); &quot;Vazio&quot;; IF([.Q17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7]); &quot;Vazio&quot;; IF(AND([.C17] &gt;=5.7; [.R17] &gt;= 2); &quot;Êutrico&quot;; &quot;Não&quot;))" office:value-type="string" office:string-value="Vazio" calcext:value-type="string">
            <text:p>Vazio</text:p>
          </table:table-cell>
          <table:table-cell table:formula="of:=IF(ISBLANK([.M17]);&quot;Vazio&quot;;IF([.M17]&lt;4;&quot;Não&quot;;IF(AND([.M17]&gt;=4;[.M17]&lt;7);&quot;Salino&quot;;&quot;Sálico&quot;)))" office:value-type="string" office:string-value="Vazio" calcext:value-type="string">
            <text:p>Vazio</text:p>
          </table:table-cell>
          <table:table-cell table:formula="of:=IF(ISBLANK([.U17]);&quot;Vazio&quot;;IF([.U17]&lt;6;&quot;Não&quot;;IF(AND([.U17]&gt;=6;[.U17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8]*1.724" office:value-type="float" office:value="0" calcext:value-type="float">
            <text:p>0.00</text:p>
          </table:table-cell>
          <table:table-cell table:formula="of:=[$'1. Atributos Diagnósticos - Física'.H18]" office:value-type="float" office:value="0" calcext:value-type="float">
            <text:p>0.00</text:p>
          </table:table-cell>
          <table:table-cell table:formula="of:=[.R18]+SUM([.I18:.J18])" office:value-type="float" office:value="0" calcext:value-type="float">
            <text:p>0.00</text:p>
          </table:table-cell>
          <table:table-cell table:formula="of:=[.P18]*1000/[.O18]" office:value-type="string" office:string-value="" calcext:value-type="error">
            <text:p>#DIV/0!</text:p>
          </table:table-cell>
          <table:table-cell table:formula="of:=SUM([.E18:.H18])" office:value-type="float" office:value="0" calcext:value-type="float">
            <text:p>0.00</text:p>
          </table:table-cell>
          <table:table-cell table:formula="of:=[.R18]/[.P18]*100" office:value-type="string" office:string-value="" calcext:value-type="error">
            <text:p>#DIV/0!</text:p>
          </table:table-cell>
          <table:table-cell table:formula="of:=[.I18]/SUM([.E18:.I18])*100" office:value-type="string" office:string-value="" calcext:value-type="error">
            <text:p>#DIV/0!</text:p>
          </table:table-cell>
          <table:table-cell table:formula="of:=[.H18]/[.P18]*100" office:value-type="string" office:string-value="" calcext:value-type="error">
            <text:p>#DIV/0!</text:p>
          </table:table-cell>
          <table:table-cell table:formula="of:=IF(ISBLANK([.L18]); &quot;Vazio&quot;; IF([.L18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8]); &quot;Vazio&quot;; IF([.S18]&gt;=50; &quot;Eutrófico&quot;; &quot;Distrófico&quot;))" office:value-type="string" office:string-value="" calcext:value-type="error">
            <text:p>#DIV/0!</text:p>
          </table:table-cell>
          <table:table-cell table:formula="of:=IF(ISBLANK([.D18]); &quot;Vazio&quot;; IF(AND(SUM([.R18];[.I18])&lt;=1.5; OR([.D18]&gt;=5;      ([.D18]-[.C18])&gt;=0)); &quot;Ácrico&quot;; &quot;Não&quot;))" office:value-type="string" office:string-value="Vazio" calcext:value-type="string">
            <text:p>Vazio</text:p>
          </table:table-cell>
          <table:table-cell table:formula="of:=IF(ISBLANK([.I18]);&quot;Vazio&quot;;IF(OR(AND([.I18]&gt;=4; [.S18]&lt;50);AND([.I18]&gt;=4; [.T18]&gt;=50));&quot;Alumínico&quot;;&quot;Não&quot;))" office:value-type="string" office:string-value="Vazio" calcext:value-type="string">
            <text:p>Vazio</text:p>
          </table:table-cell>
          <table:table-cell table:formula="of:=IF(ISBLANK([.Q18]); &quot;Vazio&quot;; IF([.Q18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8]); &quot;Vazio&quot;; IF(AND([.C18] &gt;=5.7; [.R18] &gt;= 2); &quot;Êutrico&quot;; &quot;Não&quot;))" office:value-type="string" office:string-value="Vazio" calcext:value-type="string">
            <text:p>Vazio</text:p>
          </table:table-cell>
          <table:table-cell table:formula="of:=IF(ISBLANK([.M18]);&quot;Vazio&quot;;IF([.M18]&lt;4;&quot;Não&quot;;IF(AND([.M18]&gt;=4;[.M18]&lt;7);&quot;Salino&quot;;&quot;Sálico&quot;)))" office:value-type="string" office:string-value="Vazio" calcext:value-type="string">
            <text:p>Vazio</text:p>
          </table:table-cell>
          <table:table-cell table:formula="of:=IF(ISBLANK([.U18]);&quot;Vazio&quot;;IF([.U18]&lt;6;&quot;Não&quot;;IF(AND([.U18]&gt;=6;[.U18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9]*1.724" office:value-type="float" office:value="0" calcext:value-type="float">
            <text:p>0.00</text:p>
          </table:table-cell>
          <table:table-cell table:formula="of:=[$'1. Atributos Diagnósticos - Física'.H19]" office:value-type="float" office:value="0" calcext:value-type="float">
            <text:p>0.00</text:p>
          </table:table-cell>
          <table:table-cell table:formula="of:=[.R19]+SUM([.I19:.J19])" office:value-type="float" office:value="0" calcext:value-type="float">
            <text:p>0.00</text:p>
          </table:table-cell>
          <table:table-cell table:formula="of:=[.P19]*1000/[.O19]" office:value-type="string" office:string-value="" calcext:value-type="error">
            <text:p>#DIV/0!</text:p>
          </table:table-cell>
          <table:table-cell table:formula="of:=SUM([.E19:.H19])" office:value-type="float" office:value="0" calcext:value-type="float">
            <text:p>0.00</text:p>
          </table:table-cell>
          <table:table-cell table:formula="of:=[.R19]/[.P19]*100" office:value-type="string" office:string-value="" calcext:value-type="error">
            <text:p>#DIV/0!</text:p>
          </table:table-cell>
          <table:table-cell table:formula="of:=[.I19]/SUM([.E19:.I19])*100" office:value-type="string" office:string-value="" calcext:value-type="error">
            <text:p>#DIV/0!</text:p>
          </table:table-cell>
          <table:table-cell table:formula="of:=[.H19]/[.P19]*100" office:value-type="string" office:string-value="" calcext:value-type="error">
            <text:p>#DIV/0!</text:p>
          </table:table-cell>
          <table:table-cell table:formula="of:=IF(ISBLANK([.L19]); &quot;Vazio&quot;; IF([.L19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9]); &quot;Vazio&quot;; IF([.S19]&gt;=50; &quot;Eutrófico&quot;; &quot;Distrófico&quot;))" office:value-type="string" office:string-value="" calcext:value-type="error">
            <text:p>#DIV/0!</text:p>
          </table:table-cell>
          <table:table-cell table:formula="of:=IF(ISBLANK([.D19]); &quot;Vazio&quot;; IF(AND(SUM([.R19];[.I19])&lt;=1.5; OR([.D19]&gt;=5;      ([.D19]-[.C19])&gt;=0)); &quot;Ácrico&quot;; &quot;Não&quot;))" office:value-type="string" office:string-value="Vazio" calcext:value-type="string">
            <text:p>Vazio</text:p>
          </table:table-cell>
          <table:table-cell table:formula="of:=IF(ISBLANK([.I19]);&quot;Vazio&quot;;IF(OR(AND([.I19]&gt;=4; [.S19]&lt;50);AND([.I19]&gt;=4; [.T19]&gt;=50));&quot;Alumínico&quot;;&quot;Não&quot;))" office:value-type="string" office:string-value="Vazio" calcext:value-type="string">
            <text:p>Vazio</text:p>
          </table:table-cell>
          <table:table-cell table:formula="of:=IF(ISBLANK([.Q19]); &quot;Vazio&quot;; IF([.Q19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9]); &quot;Vazio&quot;; IF(AND([.C19] &gt;=5.7; [.R19] &gt;= 2); &quot;Êutrico&quot;; &quot;Não&quot;))" office:value-type="string" office:string-value="Vazio" calcext:value-type="string">
            <text:p>Vazio</text:p>
          </table:table-cell>
          <table:table-cell table:formula="of:=IF(ISBLANK([.M19]);&quot;Vazio&quot;;IF([.M19]&lt;4;&quot;Não&quot;;IF(AND([.M19]&gt;=4;[.M19]&lt;7);&quot;Salino&quot;;&quot;Sálico&quot;)))" office:value-type="string" office:string-value="Vazio" calcext:value-type="string">
            <text:p>Vazio</text:p>
          </table:table-cell>
          <table:table-cell table:formula="of:=IF(ISBLANK([.U19]);&quot;Vazio&quot;;IF([.U19]&lt;6;&quot;Não&quot;;IF(AND([.U19]&gt;=6;[.U19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20]*1.724" office:value-type="float" office:value="0" calcext:value-type="float">
            <text:p>0.00</text:p>
          </table:table-cell>
          <table:table-cell table:formula="of:=[$'1. Atributos Diagnósticos - Física'.H20]" office:value-type="float" office:value="0" calcext:value-type="float">
            <text:p>0.00</text:p>
          </table:table-cell>
          <table:table-cell table:formula="of:=[.R20]+SUM([.I20:.J20])" office:value-type="float" office:value="0" calcext:value-type="float">
            <text:p>0.00</text:p>
          </table:table-cell>
          <table:table-cell table:formula="of:=[.P20]*1000/[.O20]" office:value-type="string" office:string-value="" calcext:value-type="error">
            <text:p>#DIV/0!</text:p>
          </table:table-cell>
          <table:table-cell table:formula="of:=SUM([.E20:.H20])" office:value-type="float" office:value="0" calcext:value-type="float">
            <text:p>0.00</text:p>
          </table:table-cell>
          <table:table-cell table:formula="of:=[.R20]/[.P20]*100" office:value-type="string" office:string-value="" calcext:value-type="error">
            <text:p>#DIV/0!</text:p>
          </table:table-cell>
          <table:table-cell table:formula="of:=[.I20]/SUM([.E20:.I20])*100" office:value-type="string" office:string-value="" calcext:value-type="error">
            <text:p>#DIV/0!</text:p>
          </table:table-cell>
          <table:table-cell table:formula="of:=[.H20]/[.P20]*100" office:value-type="string" office:string-value="" calcext:value-type="error">
            <text:p>#DIV/0!</text:p>
          </table:table-cell>
          <table:table-cell table:formula="of:=IF(ISBLANK([.L20]); &quot;Vazio&quot;; IF([.L20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20]); &quot;Vazio&quot;; IF([.S20]&gt;=50; &quot;Eutrófico&quot;; &quot;Distrófico&quot;))" office:value-type="string" office:string-value="" calcext:value-type="error">
            <text:p>#DIV/0!</text:p>
          </table:table-cell>
          <table:table-cell table:formula="of:=IF(ISBLANK([.D20]); &quot;Vazio&quot;; IF(AND(SUM([.R20];[.I20])&lt;=1.5; OR([.D20]&gt;=5;      ([.D20]-[.C20])&gt;=0)); &quot;Ácrico&quot;; &quot;Não&quot;))" office:value-type="string" office:string-value="Vazio" calcext:value-type="string">
            <text:p>Vazio</text:p>
          </table:table-cell>
          <table:table-cell table:formula="of:=IF(ISBLANK([.I20]);&quot;Vazio&quot;;IF(OR(AND([.I20]&gt;=4; [.S20]&lt;50);AND([.I20]&gt;=4; [.T20]&gt;=50));&quot;Alumínico&quot;;&quot;Não&quot;))" office:value-type="string" office:string-value="Vazio" calcext:value-type="string">
            <text:p>Vazio</text:p>
          </table:table-cell>
          <table:table-cell table:formula="of:=IF(ISBLANK([.Q20]); &quot;Vazio&quot;; IF([.Q20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20]); &quot;Vazio&quot;; IF(AND([.C20] &gt;=5.7; [.R20] &gt;= 2); &quot;Êutrico&quot;; &quot;Não&quot;))" office:value-type="string" office:string-value="Vazio" calcext:value-type="string">
            <text:p>Vazio</text:p>
          </table:table-cell>
          <table:table-cell table:formula="of:=IF(ISBLANK([.M20]);&quot;Vazio&quot;;IF([.M20]&lt;4;&quot;Não&quot;;IF(AND([.M20]&gt;=4;[.M20]&lt;7);&quot;Salino&quot;;&quot;Sálico&quot;)))" office:value-type="string" office:string-value="Vazio" calcext:value-type="string">
            <text:p>Vazio</text:p>
          </table:table-cell>
          <table:table-cell table:formula="of:=IF(ISBLANK([.U20]);&quot;Vazio&quot;;IF([.U20]&lt;6;&quot;Não&quot;;IF(AND([.U20]&gt;=6;[.U20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3. Atributos Diagnósticos - Mineralogia" table:style-name="ta1">
        <table:table-column table:style-name="co2" table:default-cell-style-name="ce97"/>
        <table:table-column table:style-name="co1" table:default-cell-style-name="ce97"/>
        <table:table-column table:style-name="co1" table:number-columns-repeated="6" table:default-cell-style-name="ce98"/>
        <table:table-column table:style-name="co1" table:number-columns-repeated="2" table:default-cell-style-name="ce99"/>
        <table:table-column table:style-name="co15" table:default-cell-style-name="ce99"/>
        <table:table-column table:style-name="co16" table:default-cell-style-name="ce90"/>
        <table:table-column table:style-name="co1" table:number-columns-repeated="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83" office:value-type="string" calcext:value-type="string">
            <text:p>Horizonte-Sigla</text:p>
          </table:table-cell>
          <table:table-cell table:style-name="ce83" office:value-type="string" calcext:value-type="string">
            <text:p>Prof</text:p>
          </table:table-cell>
          <table:table-cell table:style-name="ce83" office:value-type="string" calcext:value-type="string">
            <text:p>SiO2</text:p>
          </table:table-cell>
          <table:table-cell table:style-name="ce83" office:value-type="string" calcext:value-type="string">
            <text:p>Al2O3</text:p>
          </table:table-cell>
          <table:table-cell table:style-name="ce83" office:value-type="string" calcext:value-type="string">
            <text:p>Fe2O3</text:p>
          </table:table-cell>
          <table:table-cell table:style-name="ce83" office:value-type="string" calcext:value-type="string">
            <text:p>TiO2</text:p>
          </table:table-cell>
          <table:table-cell table:style-name="ce83" office:value-type="string" calcext:value-type="string">
            <text:p>P2O5</text:p>
          </table:table-cell>
          <table:table-cell table:style-name="ce83" office:value-type="string" calcext:value-type="string">
            <text:p>MnO</text:p>
          </table:table-cell>
          <table:table-cell table:style-name="ce87" office:value-type="string" calcext:value-type="string">
            <text:p>Índice Ki</text:p>
          </table:table-cell>
          <table:table-cell table:style-name="ce87" office:value-type="string" calcext:value-type="string">
            <text:p>Índice Kr</text:p>
          </table:table-cell>
          <table:table-cell table:style-name="ce87" office:value-type="string" calcext:value-type="string">
            <text:p>Al2O3/Fe2O3</text:p>
          </table:table-cell>
          <table:table-cell table:style-name="ce87" office:value-type="string" calcext:value-type="string">
            <text:p>Teor Óxido de Ferro</text:p>
          </table:table-cell>
          <table:table-cell table:number-columns-repeated="4"/>
          <table:table-cell table:style-name="ce100" office:value-type="string" calcext:value-type="string">
            <text:p>Massa Atômica dos Elementos </text:p>
          </table:table-cell>
          <table:table-cell table:style-name="ce104"/>
          <table:table-cell table:style-name="ce109"/>
          <table:table-cell table:number-columns-repeated="7"/>
        </table:table-row>
        <table:table-row table:style-name="ro1">
          <table:table-cell table:style-name="ce83" office:value-type="string" calcext:value-type="string">
            <text:p>***</text:p>
          </table:table-cell>
          <table:table-cell table:style-name="ce83" office:value-type="string" calcext:value-type="string">
            <text:p>(cm)</text:p>
          </table:table-cell>
          <table:table-cell table:number-columns-repeated="6" table:style-name="ce83" office:value-type="string" calcext:value-type="string">
            <text:p>(g/kg)</text:p>
          </table:table-cell>
          <table:table-cell table:style-name="ce87" table:number-columns-repeated="3"/>
          <table:table-cell table:number-columns-repeated="5"/>
          <table:table-cell table:style-name="ce101" office:value-type="string" calcext:value-type="string">
            <text:p>Al</text:p>
          </table:table-cell>
          <table:table-cell table:style-name="ce105" office:value-type="float" office:value="26.9815384" calcext:value-type="float">
            <text:p>26.9815384</text:p>
          </table:table-cell>
          <table:table-cell table:style-name="ce110"/>
          <table:table-cell table:number-columns-repeated="7"/>
        </table:table-row>
        <table:table-row table:style-name="ro1">
          <table:table-cell table:style-name="ce84" office:value-type="string" calcext:value-type="string">
            <text:p>A1</text:p>
          </table:table-cell>
          <table:table-cell table:style-name="ce84" office:value-type="string" calcext:value-type="string">
            <text:p>0-10</text:p>
          </table:table-cell>
          <table:table-cell office:value-type="float" office:value="176" calcext:value-type="float">
            <text:p>176.0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3" calcext:value-type="float">
            <text:p>53.0</text:p>
          </table:table-cell>
          <table:table-cell office:value-type="float" office:value="23" calcext:value-type="float">
            <text:p>23.0</text:p>
          </table:table-cell>
          <table:table-cell table:number-columns-repeated="2"/>
          <table:table-cell table:formula="of:=([.C3]/[.$R$9])/([.D3]/[.$R$8])" office:value-type="float" office:value="4.14819072431285" calcext:value-type="float">
            <text:p>4.148</text:p>
          </table:table-cell>
          <table:table-cell table:formula="of:=([.C3]/[.$R$9])/(([.D3]/[.$R$8])+([.E3]/[.$R$10]))" office:value-type="float" office:value="2.82188576433431" calcext:value-type="float">
            <text:p>2.822</text:p>
          </table:table-cell>
          <table:table-cell table:formula="of:=([.D3]/[.$R$8])/([.E3]/[.$R$10])" office:value-type="float" office:value="2.12762965493243" calcext:value-type="float">
            <text:p>2.128</text:p>
          </table:table-cell>
          <table:table-cell table:formula="of:=IF(ISBLANK([.E3]); &quot;Vazio&quot;; IF([.E3]&lt;80; &quot;Hipoférrico&quot;; IF(AND([.E3]&gt;=80; [.E3] &lt; 180); &quot;Mesoférrico&quot;; IF(AND([.E3]&gt;=180; [.E3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101" office:value-type="string" calcext:value-type="string">
            <text:p>Fe</text:p>
          </table:table-cell>
          <table:table-cell table:style-name="ce105" office:value-type="float" office:value="55.845" calcext:value-type="float">
            <text:p>55.845</text:p>
          </table:table-cell>
          <table:table-cell table:style-name="ce110"/>
          <table:table-cell table:number-columns-repeated="7"/>
        </table:table-row>
        <table:table-row table:style-name="ro1">
          <table:table-cell table:style-name="ce84" office:value-type="string" calcext:value-type="string">
            <text:p>A3</text:p>
          </table:table-cell>
          <table:table-cell table:style-name="ce84" office:value-type="string" calcext:value-type="string">
            <text:p>10-20</text:p>
          </table:table-cell>
          <table:table-cell office:value-type="float" office:value="185" calcext:value-type="float">
            <text:p>185.0</text:p>
          </table:table-cell>
          <table:table-cell table:style-name="ce84" office:value-type="float" office:value="80" calcext:value-type="float">
            <text:p>80</text:p>
          </table:table-cell>
          <table:table-cell office:value-type="float" office:value="81" calcext:value-type="float">
            <text:p>81.0</text:p>
          </table:table-cell>
          <table:table-cell office:value-type="float" office:value="27.1" calcext:value-type="float">
            <text:p>27.1</text:p>
          </table:table-cell>
          <table:table-cell table:number-columns-repeated="2"/>
          <table:table-cell table:formula="of:=([.C4]/[.$R$9])/([.D4]/[.$R$8])" office:value-type="float" office:value="3.92428270226187" calcext:value-type="float">
            <text:p>3.924</text:p>
          </table:table-cell>
          <table:table-cell table:formula="of:=([.C4]/[.$R$9])/(([.D4]/[.$R$8])+([.E4]/[.$R$10]))" office:value-type="float" office:value="2.38343667802008" calcext:value-type="float">
            <text:p>2.383</text:p>
          </table:table-cell>
          <table:table-cell table:formula="of:=([.D4]/[.$R$8])/([.E4]/[.$R$10])" office:value-type="float" office:value="1.54683637464223" calcext:value-type="float">
            <text:p>1.547</text:p>
          </table:table-cell>
          <table:table-cell table:formula="of:=IF(ISBLANK([.E4]); &quot;Vazio&quot;; IF([.E4]&lt;80; &quot;Hipoférrico&quot;; IF(AND([.E4]&gt;=80; [.E4] &lt; 180); &quot;Mesoférrico&quot;; IF(AND([.E4]&gt;=180; [.E4] &lt;360); &quot;Férrico (Ver observação Nitossolos)&quot;; &quot;Perférrico&quot;))))" office:value-type="string" office:string-value="Mesoférrico" calcext:value-type="string">
            <text:p>Mesoférrico</text:p>
          </table:table-cell>
          <table:table-cell table:number-columns-repeated="4"/>
          <table:table-cell table:style-name="ce101" office:value-type="string" calcext:value-type="string">
            <text:p>O</text:p>
          </table:table-cell>
          <table:table-cell table:style-name="ce105" office:value-type="float" office:value="15.999" calcext:value-type="float">
            <text:p>15.999</text:p>
          </table:table-cell>
          <table:table-cell table:style-name="ce110"/>
          <table:table-cell table:number-columns-repeated="7"/>
        </table:table-row>
        <table:table-row table:style-name="ro1">
          <table:table-cell table:style-name="ce84" office:value-type="string" calcext:value-type="string">
            <text:p>(B)g2</text:p>
          </table:table-cell>
          <table:table-cell table:style-name="ce84" office:value-type="string" calcext:value-type="string">
            <text:p>20-65</text:p>
          </table:table-cell>
          <table:table-cell office:value-type="float" office:value="173" calcext:value-type="float">
            <text:p>173.0</text:p>
          </table:table-cell>
          <table:table-cell table:style-name="ce84" office:value-type="float" office:value="80" calcext:value-type="float">
            <text:p>80</text:p>
          </table:table-cell>
          <table:table-cell office:value-type="float" office:value="72" calcext:value-type="float">
            <text:p>72.0</text:p>
          </table:table-cell>
          <table:table-cell office:value-type="float" office:value="27.9" calcext:value-type="float">
            <text:p>27.9</text:p>
          </table:table-cell>
          <table:table-cell table:number-columns-repeated="2"/>
          <table:table-cell table:formula="of:=([.C5]/[.$R$9])/([.D5]/[.$R$8])" office:value-type="float" office:value="3.66973463508813" calcext:value-type="float">
            <text:p>3.670</text:p>
          </table:table-cell>
          <table:table-cell table:formula="of:=([.C5]/[.$R$9])/(([.D5]/[.$R$8])+([.E5]/[.$R$10]))" office:value-type="float" office:value="2.33050874161786" calcext:value-type="float">
            <text:p>2.331</text:p>
          </table:table-cell>
          <table:table-cell table:formula="of:=([.D5]/[.$R$8])/([.E5]/[.$R$10])" office:value-type="float" office:value="1.74019092147251" calcext:value-type="float">
            <text:p>1.740</text:p>
          </table:table-cell>
          <table:table-cell table:formula="of:=IF(ISBLANK([.E5]); &quot;Vazio&quot;; IF([.E5]&lt;80; &quot;Hipoférrico&quot;; IF(AND([.E5]&gt;=80; [.E5] &lt; 180); &quot;Mesoférrico&quot;; IF(AND([.E5]&gt;=180; [.E5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101" office:value-type="string" calcext:value-type="string">
            <text:p>Si</text:p>
          </table:table-cell>
          <table:table-cell table:style-name="ce105" office:value-type="float" office:value="28.085" calcext:value-type="float">
            <text:p>28.085</text:p>
          </table:table-cell>
          <table:table-cell table:style-name="ce110"/>
          <table:table-cell table:number-columns-repeated="7"/>
        </table:table-row>
        <table:table-row table:style-name="ro1">
          <table:table-cell table:style-name="ce84" office:value-type="string" calcext:value-type="string">
            <text:p>IICg1</text:p>
          </table:table-cell>
          <table:table-cell table:style-name="ce84" office:value-type="string" calcext:value-type="string">
            <text:p>65-100</text:p>
          </table:table-cell>
          <table:table-cell office:value-type="float" office:value="295" calcext:value-type="float">
            <text:p>295.0</text:p>
          </table:table-cell>
          <table:table-cell table:style-name="ce84" office:value-type="float" office:value="153" calcext:value-type="float">
            <text:p>153</text:p>
          </table:table-cell>
          <table:table-cell office:value-type="float" office:value="68" calcext:value-type="float">
            <text:p>68.0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table:formula="of:=([.C6]/[.$R$9])/([.D6]/[.$R$8])" office:value-type="float" office:value="3.27196861944463" calcext:value-type="float">
            <text:p>3.272</text:p>
          </table:table-cell>
          <table:table-cell table:formula="of:=([.C6]/[.$R$9])/(([.D6]/[.$R$8])+([.E6]/[.$R$10]))" office:value-type="float" office:value="2.54870367113988" calcext:value-type="float">
            <text:p>2.549</text:p>
          </table:table-cell>
          <table:table-cell table:formula="of:=([.D6]/[.$R$8])/([.E6]/[.$R$10])" office:value-type="float" office:value="3.52388661598184" calcext:value-type="float">
            <text:p>3.524</text:p>
          </table:table-cell>
          <table:table-cell table:formula="of:=IF(ISBLANK([.E6]); &quot;Vazio&quot;; IF([.E6]&lt;80; &quot;Hipoférrico&quot;; IF(AND([.E6]&gt;=80; [.E6] &lt; 180); &quot;Mesoférrico&quot;; IF(AND([.E6]&gt;=180; [.E6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101"/>
          <table:table-cell table:style-name="ce106"/>
          <table:table-cell table:style-name="ce110"/>
          <table:table-cell table:number-columns-repeated="7"/>
        </table:table-row>
        <table:table-row table:style-name="ro1">
          <table:table-cell table:style-name="ce84" office:value-type="string" calcext:value-type="string">
            <text:p>IICg2</text:p>
          </table:table-cell>
          <table:table-cell table:style-name="ce84" office:value-type="string" calcext:value-type="string">
            <text:p>100-150</text:p>
          </table:table-cell>
          <table:table-cell office:value-type="float" office:value="391" calcext:value-type="float">
            <text:p>391.0</text:p>
          </table:table-cell>
          <table:table-cell office:value-type="float" office:value="212" calcext:value-type="float">
            <text:p>212.0</text:p>
          </table:table-cell>
          <table:table-cell office:value-type="float" office:value="68" calcext:value-type="float">
            <text:p>68.0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table:formula="of:=([.C7]/[.$R$9])/([.D7]/[.$R$8])" office:value-type="float" office:value="3.12982057436898" calcext:value-type="float">
            <text:p>3.130</text:p>
          </table:table-cell>
          <table:table-cell table:formula="of:=([.C7]/[.$R$9])/(([.D7]/[.$R$8])+([.E7]/[.$R$10]))" office:value-type="float" office:value="2.59778888797474" calcext:value-type="float">
            <text:p>2.598</text:p>
          </table:table-cell>
          <table:table-cell table:formula="of:=([.D7]/[.$R$8])/([.E7]/[.$R$10])" office:value-type="float" office:value="4.88277099730816" calcext:value-type="float">
            <text:p>4.883</text:p>
          </table:table-cell>
          <table:table-cell table:formula="of:=IF(ISBLANK([.E7]); &quot;Vazio&quot;; IF([.E7]&lt;80; &quot;Hipoférrico&quot;; IF(AND([.E7]&gt;=80; [.E7] &lt; 180); &quot;Mesoférrico&quot;; IF(AND([.E7]&gt;=180; [.E7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102" office:value-type="string" calcext:value-type="string">
            <text:p>Massas atômicas dos óxidos</text:p>
          </table:table-cell>
          <table:table-cell table:style-name="ce106"/>
          <table:table-cell table:style-name="ce110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([.C8]/[.$R$9])/([.D8]/[.$R$8])" office:value-type="string" office:string-value="" calcext:value-type="error">
            <text:p>#DIV/0!</text:p>
          </table:table-cell>
          <table:table-cell table:formula="of:=([.C8]/[.$R$9])/(([.D8]/[.$R$8])+([.E8]/[.$R$10]))" office:value-type="string" office:string-value="" calcext:value-type="error">
            <text:p>#DIV/0!</text:p>
          </table:table-cell>
          <table:table-cell table:formula="of:=([.D8]/[.$R$8])/([.E8]/[.$R$10])" office:value-type="string" office:string-value="" calcext:value-type="error">
            <text:p>#DIV/0!</text:p>
          </table:table-cell>
          <table:table-cell table:formula="of:=IF(ISBLANK([.E8]); &quot;Vazio&quot;; IF([.E8]&lt;80; &quot;Hipoférrico&quot;; IF(AND([.E8]&gt;=80; [.E8] &lt; 180); &quot;Mesoférrico&quot;; IF(AND([.E8]&gt;=180; [.E8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101" office:value-type="string" calcext:value-type="string">
            <text:p>Al2O3</text:p>
          </table:table-cell>
          <table:table-cell table:style-name="ce107" table:formula="of:=2*[.R2]+3*[.R4]" office:value-type="float" office:value="101.9600768" calcext:value-type="float">
            <text:p>101.9601</text:p>
          </table:table-cell>
          <table:table-cell table:style-name="ce110"/>
          <table:table-cell table:number-columns-repeated="7"/>
        </table:table-row>
        <table:table-row table:style-name="ro1">
          <table:table-cell table:number-columns-repeated="8"/>
          <table:table-cell table:formula="of:=([.C9]/[.$R$9])/([.D9]/[.$R$8])" office:value-type="string" office:string-value="" calcext:value-type="error">
            <text:p>#DIV/0!</text:p>
          </table:table-cell>
          <table:table-cell table:formula="of:=([.C9]/[.$R$9])/(([.D9]/[.$R$8])+([.E9]/[.$R$10]))" office:value-type="string" office:string-value="" calcext:value-type="error">
            <text:p>#DIV/0!</text:p>
          </table:table-cell>
          <table:table-cell table:formula="of:=([.D9]/[.$R$8])/([.E9]/[.$R$10])" office:value-type="string" office:string-value="" calcext:value-type="error">
            <text:p>#DIV/0!</text:p>
          </table:table-cell>
          <table:table-cell table:formula="of:=IF(ISBLANK([.E9]); &quot;Vazio&quot;; IF([.E9]&lt;80; &quot;Hipoférrico&quot;; IF(AND([.E9]&gt;=80; [.E9] &lt; 180); &quot;Mesoférrico&quot;; IF(AND([.E9]&gt;=180; [.E9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101" office:value-type="string" calcext:value-type="string">
            <text:p>SiO2</text:p>
          </table:table-cell>
          <table:table-cell table:style-name="ce107" table:formula="of:=[.R5]+2*[.R4]" office:value-type="float" office:value="60.083" calcext:value-type="float">
            <text:p>60.0830</text:p>
          </table:table-cell>
          <table:table-cell table:style-name="ce110"/>
          <table:table-cell table:number-columns-repeated="7"/>
        </table:table-row>
        <table:table-row table:style-name="ro1">
          <table:table-cell table:number-columns-repeated="8"/>
          <table:table-cell table:formula="of:=([.C10]/[.$R$9])/([.D10]/[.$R$8])" office:value-type="string" office:string-value="" calcext:value-type="error">
            <text:p>#DIV/0!</text:p>
          </table:table-cell>
          <table:table-cell table:formula="of:=([.C10]/[.$R$9])/(([.D10]/[.$R$8])+([.E10]/[.$R$10]))" office:value-type="string" office:string-value="" calcext:value-type="error">
            <text:p>#DIV/0!</text:p>
          </table:table-cell>
          <table:table-cell table:formula="of:=([.D10]/[.$R$8])/([.E10]/[.$R$10])" office:value-type="string" office:string-value="" calcext:value-type="error">
            <text:p>#DIV/0!</text:p>
          </table:table-cell>
          <table:table-cell table:formula="of:=IF(ISBLANK([.E10]); &quot;Vazio&quot;; IF([.E10]&lt;80; &quot;Hipoférrico&quot;; IF(AND([.E10]&gt;=80; [.E10] &lt; 180); &quot;Mesoférrico&quot;; IF(AND([.E10]&gt;=180; [.E10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103" office:value-type="string" calcext:value-type="string">
            <text:p>Fe2O3</text:p>
          </table:table-cell>
          <table:table-cell table:style-name="ce108" table:formula="of:=2*[.R3]+3*[.R4]" office:value-type="float" office:value="159.687" calcext:value-type="float">
            <text:p>159.6870</text:p>
          </table:table-cell>
          <table:table-cell table:style-name="ce111"/>
          <table:table-cell table:number-columns-repeated="7"/>
        </table:table-row>
        <table:table-row table:style-name="ro1">
          <table:table-cell table:number-columns-repeated="8"/>
          <table:table-cell table:formula="of:=([.C11]/[.$R$9])/([.D11]/[.$R$8])" office:value-type="string" office:string-value="" calcext:value-type="error">
            <text:p>#DIV/0!</text:p>
          </table:table-cell>
          <table:table-cell table:formula="of:=([.C11]/[.$R$9])/(([.D11]/[.$R$8])+([.E11]/[.$R$10]))" office:value-type="string" office:string-value="" calcext:value-type="error">
            <text:p>#DIV/0!</text:p>
          </table:table-cell>
          <table:table-cell table:formula="of:=([.D11]/[.$R$8])/([.E11]/[.$R$10])" office:value-type="string" office:string-value="" calcext:value-type="error">
            <text:p>#DIV/0!</text:p>
          </table:table-cell>
          <table:table-cell table:formula="of:=IF(ISBLANK([.E11]); &quot;Vazio&quot;; IF([.E11]&lt;80; &quot;Hipoférrico&quot;; IF(AND([.E11]&gt;=80; [.E11] &lt; 180); &quot;Mesoférrico&quot;; IF(AND([.E11]&gt;=180; [.E11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81" office:value-type="string" calcext:value-type="string">
            <text:p>Valores para os cálculos dos índices, não alterar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C12]/[.$R$9])/([.D12]/[.$R$8])" office:value-type="string" office:string-value="" calcext:value-type="error">
            <text:p>#DIV/0!</text:p>
          </table:table-cell>
          <table:table-cell table:formula="of:=([.C12]/[.$R$9])/(([.D12]/[.$R$8])+([.E12]/[.$R$10]))" office:value-type="string" office:string-value="" calcext:value-type="error">
            <text:p>#DIV/0!</text:p>
          </table:table-cell>
          <table:table-cell table:formula="of:=([.D12]/[.$R$8])/([.E12]/[.$R$10])" office:value-type="string" office:string-value="" calcext:value-type="error">
            <text:p>#DIV/0!</text:p>
          </table:table-cell>
          <table:table-cell table:formula="of:=IF(ISBLANK([.E12]); &quot;Vazio&quot;; IF([.E12]&lt;80; &quot;Hipoférrico&quot;; IF(AND([.E12]&gt;=80; [.E12] &lt; 180); &quot;Mesoférrico&quot;; IF(AND([.E12]&gt;=180; [.E12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3]/[.$R$9])/([.D13]/[.$R$8])" office:value-type="string" office:string-value="" calcext:value-type="error">
            <text:p>#DIV/0!</text:p>
          </table:table-cell>
          <table:table-cell table:formula="of:=([.C13]/[.$R$9])/(([.D13]/[.$R$8])+([.E13]/[.$R$10]))" office:value-type="string" office:string-value="" calcext:value-type="error">
            <text:p>#DIV/0!</text:p>
          </table:table-cell>
          <table:table-cell table:formula="of:=([.D13]/[.$R$8])/([.E13]/[.$R$10])" office:value-type="string" office:string-value="" calcext:value-type="error">
            <text:p>#DIV/0!</text:p>
          </table:table-cell>
          <table:table-cell table:formula="of:=IF(ISBLANK([.E13]); &quot;Vazio&quot;; IF([.E13]&lt;80; &quot;Hipoférrico&quot;; IF(AND([.E13]&gt;=80; [.E13] &lt; 180); &quot;Mesoférrico&quot;; IF(AND([.E13]&gt;=180; [.E13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4]/[.$R$9])/([.D14]/[.$R$8])" office:value-type="string" office:string-value="" calcext:value-type="error">
            <text:p>#DIV/0!</text:p>
          </table:table-cell>
          <table:table-cell table:formula="of:=([.C14]/[.$R$9])/(([.D14]/[.$R$8])+([.E14]/[.$R$10]))" office:value-type="string" office:string-value="" calcext:value-type="error">
            <text:p>#DIV/0!</text:p>
          </table:table-cell>
          <table:table-cell table:formula="of:=([.D14]/[.$R$8])/([.E14]/[.$R$10])" office:value-type="string" office:string-value="" calcext:value-type="error">
            <text:p>#DIV/0!</text:p>
          </table:table-cell>
          <table:table-cell table:formula="of:=IF(ISBLANK([.E14]); &quot;Vazio&quot;; IF([.E14]&lt;80; &quot;Hipoférrico&quot;; IF(AND([.E14]&gt;=80; [.E14] &lt; 180); &quot;Mesoférrico&quot;; IF(AND([.E14]&gt;=180; [.E14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5]/[.$R$9])/([.D15]/[.$R$8])" office:value-type="string" office:string-value="" calcext:value-type="error">
            <text:p>#DIV/0!</text:p>
          </table:table-cell>
          <table:table-cell table:formula="of:=([.C15]/[.$R$9])/(([.D15]/[.$R$8])+([.E15]/[.$R$10]))" office:value-type="string" office:string-value="" calcext:value-type="error">
            <text:p>#DIV/0!</text:p>
          </table:table-cell>
          <table:table-cell table:formula="of:=([.D15]/[.$R$8])/([.E15]/[.$R$10])" office:value-type="string" office:string-value="" calcext:value-type="error">
            <text:p>#DIV/0!</text:p>
          </table:table-cell>
          <table:table-cell table:formula="of:=IF(ISBLANK([.E15]); &quot;Vazio&quot;; IF([.E15]&lt;80; &quot;Hipoférrico&quot;; IF(AND([.E15]&gt;=80; [.E15] &lt; 180); &quot;Mesoférrico&quot;; IF(AND([.E15]&gt;=180; [.E15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6]/[.$R$9])/([.D16]/[.$R$8])" office:value-type="string" office:string-value="" calcext:value-type="error">
            <text:p>#DIV/0!</text:p>
          </table:table-cell>
          <table:table-cell table:formula="of:=([.C16]/[.$R$9])/(([.D16]/[.$R$8])+([.E16]/[.$R$10]))" office:value-type="string" office:string-value="" calcext:value-type="error">
            <text:p>#DIV/0!</text:p>
          </table:table-cell>
          <table:table-cell table:formula="of:=([.D16]/[.$R$8])/([.E16]/[.$R$10])" office:value-type="string" office:string-value="" calcext:value-type="error">
            <text:p>#DIV/0!</text:p>
          </table:table-cell>
          <table:table-cell table:formula="of:=IF(ISBLANK([.E16]); &quot;Vazio&quot;; IF([.E16]&lt;80; &quot;Hipoférrico&quot;; IF(AND([.E16]&gt;=80; [.E16] &lt; 180); &quot;Mesoférrico&quot;; IF(AND([.E16]&gt;=180; [.E16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7]/[.$R$9])/([.D17]/[.$R$8])" office:value-type="string" office:string-value="" calcext:value-type="error">
            <text:p>#DIV/0!</text:p>
          </table:table-cell>
          <table:table-cell table:formula="of:=([.C17]/[.$R$9])/(([.D17]/[.$R$8])+([.E17]/[.$R$10]))" office:value-type="string" office:string-value="" calcext:value-type="error">
            <text:p>#DIV/0!</text:p>
          </table:table-cell>
          <table:table-cell table:formula="of:=([.D17]/[.$R$8])/([.E17]/[.$R$10])" office:value-type="string" office:string-value="" calcext:value-type="error">
            <text:p>#DIV/0!</text:p>
          </table:table-cell>
          <table:table-cell table:formula="of:=IF(ISBLANK([.E17]); &quot;Vazio&quot;; IF([.E17]&lt;80; &quot;Hipoférrico&quot;; IF(AND([.E17]&gt;=80; [.E17] &lt; 180); &quot;Mesoférrico&quot;; IF(AND([.E17]&gt;=180; [.E17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8]/[.$R$9])/([.D18]/[.$R$8])" office:value-type="string" office:string-value="" calcext:value-type="error">
            <text:p>#DIV/0!</text:p>
          </table:table-cell>
          <table:table-cell table:formula="of:=([.C18]/[.$R$9])/(([.D18]/[.$R$8])+([.E18]/[.$R$10]))" office:value-type="string" office:string-value="" calcext:value-type="error">
            <text:p>#DIV/0!</text:p>
          </table:table-cell>
          <table:table-cell table:formula="of:=([.D18]/[.$R$8])/([.E18]/[.$R$10])" office:value-type="string" office:string-value="" calcext:value-type="error">
            <text:p>#DIV/0!</text:p>
          </table:table-cell>
          <table:table-cell table:formula="of:=IF(ISBLANK([.E18]); &quot;Vazio&quot;; IF([.E18]&lt;80; &quot;Hipoférrico&quot;; IF(AND([.E18]&gt;=80; [.E18] &lt; 180); &quot;Mesoférrico&quot;; IF(AND([.E18]&gt;=180; [.E18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9]/[.$R$9])/([.D19]/[.$R$8])" office:value-type="string" office:string-value="" calcext:value-type="error">
            <text:p>#DIV/0!</text:p>
          </table:table-cell>
          <table:table-cell table:formula="of:=([.C19]/[.$R$9])/(([.D19]/[.$R$8])+([.E19]/[.$R$10]))" office:value-type="string" office:string-value="" calcext:value-type="error">
            <text:p>#DIV/0!</text:p>
          </table:table-cell>
          <table:table-cell table:formula="of:=([.D19]/[.$R$8])/([.E19]/[.$R$10])" office:value-type="string" office:string-value="" calcext:value-type="error">
            <text:p>#DIV/0!</text:p>
          </table:table-cell>
          <table:table-cell table:formula="of:=IF(ISBLANK([.E19]); &quot;Vazio&quot;; IF([.E19]&lt;80; &quot;Hipoférrico&quot;; IF(AND([.E19]&gt;=80; [.E19] &lt; 180); &quot;Mesoférrico&quot;; IF(AND([.E19]&gt;=180; [.E19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20]/[.$R$9])/([.D20]/[.$R$8])" office:value-type="string" office:string-value="" calcext:value-type="error">
            <text:p>#DIV/0!</text:p>
          </table:table-cell>
          <table:table-cell table:formula="of:=([.C20]/[.$R$9])/(([.D20]/[.$R$8])+([.E20]/[.$R$10]))" office:value-type="string" office:string-value="" calcext:value-type="error">
            <text:p>#DIV/0!</text:p>
          </table:table-cell>
          <table:table-cell table:formula="of:=([.D20]/[.$R$8])/([.E20]/[.$R$10])" office:value-type="string" office:string-value="" calcext:value-type="error">
            <text:p>#DIV/0!</text:p>
          </table:table-cell>
          <table:table-cell table:formula="of:=IF(ISBLANK([.E20]); &quot;Vazio&quot;; IF([.E20]&lt;80; &quot;Hipoférrico&quot;; IF(AND([.E20]&gt;=80; [.E20] &lt; 180); &quot;Mesoférrico&quot;; IF(AND([.E20]&gt;=180; [.E20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</table:table>
      <table:table table:name="4. Horizonte A húmico" table:style-name="ta1">
        <table:table-column table:style-name="co10" table:default-cell-style-name="Default"/>
        <table:table-column table:style-name="co1" table:number-columns-repeated="3" table:default-cell-style-name="Default"/>
        <table:table-column table:style-name="co8" table:default-cell-style-name="ce89"/>
        <table:table-column table:style-name="co17" table:default-cell-style-name="ce89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83" office:value-type="string" calcext:value-type="string">
            <text:p>Horizonte-Sigla</text:p>
          </table:table-cell>
          <table:table-cell table:style-name="ce83" office:value-type="string" calcext:value-type="string">
            <text:p>Espessura</text:p>
          </table:table-cell>
          <table:table-cell table:style-name="ce83" office:value-type="string" calcext:value-type="string">
            <text:p>C-org </text:p>
          </table:table-cell>
          <table:table-cell table:style-name="ce83" office:value-type="string" calcext:value-type="string">
            <text:p>Argila</text:p>
          </table:table-cell>
          <table:table-cell table:style-name="ce87" office:value-type="string" calcext:value-type="string">
            <text:p>Argila Ponderada</text:p>
          </table:table-cell>
          <table:table-cell table:style-name="ce87" office:value-type="string" calcext:value-type="string">
            <text:p>C-org Ponderado</text:p>
          </table:table-cell>
          <table:table-cell/>
          <table:table-cell table:style-name="ce47" office:value-type="string" calcext:value-type="string">
            <text:p>Soma Argila Ponderada</text:p>
          </table:table-cell>
          <table:table-cell table:style-name="ce80"/>
        </table:table-row>
        <table:table-row table:style-name="ro1">
          <table:table-cell table:style-name="ce83"/>
          <table:table-cell table:style-name="ce83" office:value-type="string" calcext:value-type="string">
            <text:p>(cm)</text:p>
          </table:table-cell>
          <table:table-cell table:number-columns-repeated="2" table:style-name="ce83" office:value-type="string" calcext:value-type="string">
            <text:p>(g/kg)</text:p>
          </table:table-cell>
          <table:table-cell table:style-name="ce90" table:number-columns-repeated="2"/>
          <table:table-cell/>
          <table:table-cell table:style-name="ce94" table:formula="of:=SUM([.E3:.E21])" office:value-type="float" office:value="425" calcext:value-type="float">
            <text:p>425.00</text:p>
          </table:table-cell>
          <table:table-cell table:style-name="ce80"/>
        </table:table-row>
        <table:table-row table:style-name="ro1">
          <table:table-cell table:style-name="ce84" office:value-type="string" calcext:value-type="string">
            <text:p>A1</text:p>
          </table:table-cell>
          <table:table-cell table:style-name="ce84" office:value-type="float" office:value="10" calcext:value-type="float">
            <text:p>10</text:p>
          </table:table-cell>
          <table:table-cell table:style-name="ce85" office:value-type="float" office:value="20.6" calcext:value-type="float">
            <text:p>20.60</text:p>
          </table:table-cell>
          <table:table-cell table:style-name="ce85" office:value-type="float" office:value="390" calcext:value-type="float">
            <text:p>390.00</text:p>
          </table:table-cell>
          <table:table-cell table:style-name="ce99" table:formula="of:=[.D3]*([.B3]/10)/(SUM([.$B$3:.$B$21])/10)" office:value-type="float" office:value="195" calcext:value-type="float">
            <text:p>195.000</text:p>
          </table:table-cell>
          <table:table-cell table:style-name="ce99" table:formula="of:=[.C3]*[.B3]/10" office:value-type="float" office:value="20.6" calcext:value-type="float">
            <text:p>20.600</text:p>
          </table:table-cell>
          <table:table-cell/>
          <table:table-cell table:style-name="ce47" office:value-type="string" calcext:value-type="string">
            <text:p>Soma C-org Ponderado</text:p>
          </table:table-cell>
          <table:table-cell table:style-name="ce80"/>
        </table:table-row>
        <table:table-row table:style-name="ro1">
          <table:table-cell table:style-name="ce84" office:value-type="string" calcext:value-type="string">
            <text:p>A3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9.3" calcext:value-type="float">
            <text:p>9.3</text:p>
          </table:table-cell>
          <table:table-cell table:style-name="ce84" office:value-type="float" office:value="460" calcext:value-type="float">
            <text:p>460</text:p>
          </table:table-cell>
          <table:table-cell table:style-name="ce99" table:formula="of:=[.D4]*([.B4]/10)/(SUM([.$B$3:.$B$21])/10)" office:value-type="float" office:value="230" calcext:value-type="float">
            <text:p>230.000</text:p>
          </table:table-cell>
          <table:table-cell table:style-name="ce99" table:formula="of:=[.C4]*[.B4]/10" office:value-type="float" office:value="9.3" calcext:value-type="float">
            <text:p>9.300</text:p>
          </table:table-cell>
          <table:table-cell/>
          <table:table-cell table:style-name="ce48" table:formula="of:=SUM([.F3:.F21])" office:value-type="float" office:value="29.9" calcext:value-type="float">
            <text:p>29.9</text:p>
          </table:table-cell>
          <table:table-cell table:style-name="ce80"/>
        </table:table-row>
        <table:table-row table:style-name="ro1">
          <table:table-cell table:style-name="ce84" table:number-columns-repeated="4"/>
          <table:table-cell table:style-name="ce99" table:formula="of:=[.D5]*([.B5]/10)/(SUM([.$B$3:.$B$21])/10)" office:value-type="float" office:value="0" calcext:value-type="float">
            <text:p>0.000</text:p>
          </table:table-cell>
          <table:table-cell table:style-name="ce99" table:formula="of:=[.C5]*[.B5]/10" office:value-type="float" office:value="0" calcext:value-type="float">
            <text:p>0.000</text:p>
          </table:table-cell>
          <table:table-cell/>
          <table:table-cell table:style-name="ce80" table:number-columns-repeated="2"/>
        </table:table-row>
        <table:table-row table:style-name="ro1">
          <table:table-cell table:style-name="ce84" table:number-columns-repeated="4"/>
          <table:table-cell table:style-name="ce99" table:formula="of:=[.D6]*([.B6]/10)/(SUM([.$B$3:.$B$21])/10)" office:value-type="float" office:value="0" calcext:value-type="float">
            <text:p>0.000</text:p>
          </table:table-cell>
          <table:table-cell table:style-name="ce99" table:formula="of:=[.C6]*[.B6]/10" office:value-type="float" office:value="0" calcext:value-type="float">
            <text:p>0.000</text:p>
          </table:table-cell>
          <table:table-cell/>
          <table:table-cell table:style-name="ce49" office:value-type="string" calcext:value-type="string">
            <text:p>Conclusão:</text:p>
          </table:table-cell>
          <table:table-cell table:style-name="ce51"/>
        </table:table-row>
        <table:table-row table:style-name="ro1">
          <table:table-cell table:style-name="ce84" table:number-columns-repeated="4"/>
          <table:table-cell table:style-name="ce99" table:formula="of:=[.D7]*([.B7]/10)/(SUM([.$B$3:.$B$21])/10)" office:value-type="float" office:value="0" calcext:value-type="float">
            <text:p>0.000</text:p>
          </table:table-cell>
          <table:table-cell table:style-name="ce99" table:formula="of:=[.C7]*[.B7]/10" office:value-type="float" office:value="0" calcext:value-type="float">
            <text:p>0.000</text:p>
          </table:table-cell>
          <table:table-cell/>
          <table:table-cell table:style-name="ce50" table:formula="of:=IF([.H4]&gt;=(60+0.1*[.H2]);&quot;Horizonte pode ser 'A húmico'&quot;;&quot;Horizonte não é 'A húmico'&quot;)" office:value-type="string" office:string-value="Horizonte não é 'A húmico'" calcext:value-type="string">
            <text:p>Horizonte não é 'A húmico'</text:p>
          </table:table-cell>
          <table:table-cell table:style-name="ce52"/>
        </table:table-row>
        <table:table-row table:style-name="ro1">
          <table:table-cell table:style-name="ce84" table:number-columns-repeated="4"/>
          <table:table-cell table:style-name="ce99" table:formula="of:=[.D8]*([.B8]/10)/(SUM([.$B$3:.$B$21])/10)" office:value-type="float" office:value="0" calcext:value-type="float">
            <text:p>0.000</text:p>
          </table:table-cell>
          <table:table-cell table:style-name="ce99" table:formula="of:=[.C8]*[.B8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9]*([.B9]/10)/(SUM([.$B$3:.$B$21])/10)" office:value-type="float" office:value="0" calcext:value-type="float">
            <text:p>0.000</text:p>
          </table:table-cell>
          <table:table-cell table:style-name="ce99" table:formula="of:=[.C9]*[.B9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0]*([.B10]/10)/(SUM([.$B$3:.$B$21])/10)" office:value-type="float" office:value="0" calcext:value-type="float">
            <text:p>0.000</text:p>
          </table:table-cell>
          <table:table-cell table:style-name="ce99" table:formula="of:=[.C10]*[.B10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1]*([.B11]/10)/(SUM([.$B$3:.$B$21])/10)" office:value-type="float" office:value="0" calcext:value-type="float">
            <text:p>0.000</text:p>
          </table:table-cell>
          <table:table-cell table:style-name="ce99" table:formula="of:=[.C11]*[.B11]/10" office:value-type="float" office:value="0" calcext:value-type="float">
            <text:p>0.000</text:p>
          </table:table-cell>
          <table:table-cell/>
          <table:table-cell table:style-name="ce53" office:value-type="string" calcext:value-type="string">
            <text:p>Incluir apenas horizontes “A” e variantes, e.g. “AB”</text:p>
          </table:table-cell>
          <table:table-cell/>
        </table:table-row>
        <table:table-row table:style-name="ro1">
          <table:table-cell table:style-name="ce84" table:number-columns-repeated="4"/>
          <table:table-cell table:style-name="ce99" table:formula="of:=[.D12]*([.B12]/10)/(SUM([.$B$3:.$B$21])/10)" office:value-type="float" office:value="0" calcext:value-type="float">
            <text:p>0.000</text:p>
          </table:table-cell>
          <table:table-cell table:style-name="ce99" table:formula="of:=[.C12]*[.B12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3]*([.B13]/10)/(SUM([.$B$3:.$B$21])/10)" office:value-type="float" office:value="0" calcext:value-type="float">
            <text:p>0.000</text:p>
          </table:table-cell>
          <table:table-cell table:style-name="ce99" table:formula="of:=[.C13]*[.B13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4]*([.B14]/10)/(SUM([.$B$3:.$B$21])/10)" office:value-type="float" office:value="0" calcext:value-type="float">
            <text:p>0.000</text:p>
          </table:table-cell>
          <table:table-cell table:style-name="ce99" table:formula="of:=[.C14]*[.B14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5]*([.B15]/10)/(SUM([.$B$3:.$B$21])/10)" office:value-type="float" office:value="0" calcext:value-type="float">
            <text:p>0.000</text:p>
          </table:table-cell>
          <table:table-cell table:style-name="ce99" table:formula="of:=[.C15]*[.B15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6]*([.B16]/10)/(SUM([.$B$3:.$B$21])/10)" office:value-type="float" office:value="0" calcext:value-type="float">
            <text:p>0.000</text:p>
          </table:table-cell>
          <table:table-cell table:style-name="ce99" table:formula="of:=[.C16]*[.B16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7]*([.B17]/10)/(SUM([.$B$3:.$B$21])/10)" office:value-type="float" office:value="0" calcext:value-type="float">
            <text:p>0.000</text:p>
          </table:table-cell>
          <table:table-cell table:style-name="ce99" table:formula="of:=[.C17]*[.B17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8]*([.B18]/10)/(SUM([.$B$3:.$B$21])/10)" office:value-type="float" office:value="0" calcext:value-type="float">
            <text:p>0.000</text:p>
          </table:table-cell>
          <table:table-cell table:style-name="ce99" table:formula="of:=[.C18]*[.B18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19]*([.B19]/10)/(SUM([.$B$3:.$B$21])/10)" office:value-type="float" office:value="0" calcext:value-type="float">
            <text:p>0.000</text:p>
          </table:table-cell>
          <table:table-cell table:style-name="ce99" table:formula="of:=[.C19]*[.B19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20]*([.B20]/10)/(SUM([.$B$3:.$B$21])/10)" office:value-type="float" office:value="0" calcext:value-type="float">
            <text:p>0.000</text:p>
          </table:table-cell>
          <table:table-cell table:style-name="ce99" table:formula="of:=[.C20]*[.B20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84" table:number-columns-repeated="4"/>
          <table:table-cell table:style-name="ce99" table:formula="of:=[.D21]*([.B21]/10)/(SUM([.$B$3:.$B$21])/10)" office:value-type="float" office:value="0" calcext:value-type="float">
            <text:p>0.000</text:p>
          </table:table-cell>
          <table:table-cell table:style-name="ce99" table:formula="of:=[.C21]*[.B21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5. Horizonte Superfície" table:style-name="ta1">
        <table:table-column table:style-name="co10" table:default-cell-style-name="Default"/>
        <table:table-column table:style-name="co18" table:default-cell-style-name="Default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83" office:value-type="string" calcext:value-type="string">
            <text:p>Horizonte-Sigla</text:p>
          </table:table-cell>
          <table:table-cell table:style-name="ce83" office:value-type="string" calcext:value-type="string">
            <text:p>Profundidade</text:p>
          </table:table-cell>
          <table:table-cell table:style-name="ce87" office:value-type="string" calcext:value-type="string">
            <text:p>Sigla ok?</text:p>
          </table:table-cell>
          <table:table-cell table:style-name="ce87" office:value-type="string" calcext:value-type="string">
            <text:p>Hístico</text:p>
          </table:table-cell>
          <table:table-cell table:style-name="ce87" office:value-type="string" calcext:value-type="string">
            <text:p>A chernozêmico?</text:p>
          </table:table-cell>
          <table:table-cell table:style-name="ce87" office:value-type="string" calcext:value-type="string">
            <text:p>A húmico?</text:p>
          </table:table-cell>
          <table:table-cell table:style-name="ce87" office:value-type="string" calcext:value-type="string">
            <text:p>A proeminente</text:p>
          </table:table-cell>
          <table:table-cell table:style-name="ce87" office:value-type="string" calcext:value-type="string">
            <text:p>A antrópico</text:p>
          </table:table-cell>
          <table:table-cell table:style-name="ce87" office:value-type="string" calcext:value-type="string">
            <text:p>A fraco (Não implementado)</text:p>
          </table:table-cell>
          <table:table-cell table:style-name="ce87" office:value-type="string" calcext:value-type="string">
            <text:p>A moderado (Não implementado)</text:p>
          </table:table-cell>
        </table:table-row>
        <table:table-row table:style-name="ro1">
          <table:table-cell table:style-name="ce83"/>
          <table:table-cell table:style-name="ce83" office:value-type="string" calcext:value-type="string">
            <text:p>(cm)</text:p>
          </table:table-cell>
          <table:table-cell table:style-name="ce90" table:number-columns-repeated="3"/>
          <table:table-cell table:style-name="ce87"/>
          <table:table-cell table:style-name="ce55" table:number-columns-repeated="2"/>
          <table:table-cell table:style-name="ce87" table:number-columns-repeated="2"/>
        </table:table-row>
        <table:table-row table:style-name="ro1">
          <table:table-cell table:style-name="ce84" office:value-type="string" calcext:value-type="string">
            <text:p>A1</text:p>
          </table:table-cell>
          <table:table-cell table:style-name="ce84" office:value-type="string" calcext:value-type="string">
            <text:p>0-10</text:p>
          </table:table-cell>
          <table:table-cell table:style-name="ce99" table:formula="of:=IF(ISBLANK([.A3]); &quot;Vazio&quot;; IF(IFERROR(SEARCH(&quot;A&quot;;[.A3]);&quot;0&quot;)+IFERROR(SEARCH(&quot;H&quot;;[.A3]);&quot;0&quot;)+IFERROR(SEARCH(&quot;O&quot;;[.A3]);&quot;0&quot;)=0;&quot;Não contém horizonte de superfície&quot;;&quot;Ok, cheque a ordem das siglas&quot;))" office:value-type="string" office:string-value="Ok, cheque a ordem das siglas" calcext:value-type="string">
            <text:p>Ok, cheque a ordem das siglas</text:p>
          </table:table-cell>
          <table:table-cell table:style-name="ce99" table:formula="of:=IF(ISBLANK([.A3]); &quot;Vazio&quot;; IF([$'2. Atributos Diagnósticos - Química'.L3]&gt;=80; &quot;Hístico provável&quot;; &quot;Não provável&quot;))" office:value-type="string" office:string-value="Não provável" calcext:value-type="string">
            <text:p>Não provável</text:p>
          </table:table-cell>
          <table:table-cell table:style-name="ce99" table:formula="of:=IF(ISBLANK([.A3]); &quot;Vazio&quot;; IF(AND([$'2. Atributos Diagnósticos - Química'.S3]&gt;=65 ;[$'2. Atributos Diagnósticos - Química'.L3]&gt;=6); &quot;A chernozêmico provável&quot;; &quot;Não provável&quot;))" office:value-type="string" office:string-value="A chernozêmico provável" calcext:value-type="string">
            <text:p>A chernozêmico provável</text:p>
          </table:table-cell>
          <table:table-cell table:style-name="ce54" table:formula="of:=IF(ISBLANK([$'4. Horizonte A húmico'.$H$4]); &quot;Preencher tabela específica&quot;; IF(ISBLANK([.A3]);&quot;Vazio&quot;; IF(AND([$'2. Atributos Diagnósticos - Química'.S3]&lt;65;[$'4. Horizonte A húmico'.$H$4]&gt;=(60+0.1*['4. Horizonte A húmico'.$H$2])); &quot;A húmico provável&quot;; &quot;Não provável&quot;)))" office:value-type="string" office:string-value="Não provável" calcext:value-type="string">
            <text:p>Não provável</text:p>
          </table:table-cell>
          <table:table-cell table:style-name="ce54" table:formula="of:=IF(ISBLANK([.A3]); &quot;Vazio&quot;; IF(AND([$'2. Atributos Diagnósticos - Química'.S3]&lt;65;[$'2. Atributos Diagnósticos - Química'.L3] &gt;= 6; [$'2. Atributos Diagnósticos - Química'.L3] &lt;80; [$'4. Horizonte A húmico'.$H$4] &lt; (60+0.1*['4. Horizonte A húmico'.$H$2])); &quot;A moderado possível, checar critérios de espessura e estrutura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.A3]); &quot;Vazio&quot;; IF(AND([$'2. Atributos Diagnósticos - Química'.K3]&gt;=30; [$'4. Horizonte A húmico'.B3] &gt;= 20); &quot;A antrópico possível, checar artefatos líticos e outros&quot;; &quot;Não provável&quot;))" office:value-type="string" office:string-value="Não provável" calcext:value-type="string">
            <text:p>Não provável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office:value-type="string" calcext:value-type="string">
            <text:p>A3</text:p>
          </table:table-cell>
          <table:table-cell table:style-name="ce84" office:value-type="string" calcext:value-type="string">
            <text:p>10-20</text:p>
          </table:table-cell>
          <table:table-cell table:style-name="ce99" table:formula="of:=IF(ISBLANK([.A4]); &quot;Vazio&quot;; IF(IFERROR(SEARCH(&quot;A&quot;;[.A4]);&quot;0&quot;)+IFERROR(SEARCH(&quot;H&quot;;[.A4]);&quot;0&quot;)+IFERROR(SEARCH(&quot;O&quot;;[.A4]);&quot;0&quot;)=0;&quot;Não contém horizonte de superfície&quot;;&quot;Ok, cheque a ordem das siglas&quot;))" office:value-type="string" office:string-value="Ok, cheque a ordem das siglas" calcext:value-type="string">
            <text:p>Ok, cheque a ordem das siglas</text:p>
          </table:table-cell>
          <table:table-cell table:style-name="ce99" table:formula="of:=IF(ISBLANK([.A4]); &quot;Vazio&quot;; IF([$'2. Atributos Diagnósticos - Química'.L4]&gt;=80; &quot;Hístico provável&quot;; &quot;Não provável&quot;))" office:value-type="string" office:string-value="Não provável" calcext:value-type="string">
            <text:p>Não provável</text:p>
          </table:table-cell>
          <table:table-cell table:style-name="ce99" table:formula="of:=IF(ISBLANK([.A4]); &quot;Vazio&quot;; IF(AND([$'2. Atributos Diagnósticos - Química'.S4]&gt;=65 ;[$'2. Atributos Diagnósticos - Química'.L4]&gt;=6); &quot;A chernozêmico provável&quot;; &quot;Não provável&quot;))" office:value-type="string" office:string-value="A chernozêmico provável" calcext:value-type="string">
            <text:p>A chernozêmico provável</text:p>
          </table:table-cell>
          <table:table-cell table:style-name="ce54" table:formula="of:=IF(ISBLANK([$'4. Horizonte A húmico'.$H$4]); &quot;Preencher tabela específica&quot;; IF(ISBLANK([.A4]);&quot;Vazio&quot;; IF(AND([$'2. Atributos Diagnósticos - Química'.S4]&lt;65;[$'4. Horizonte A húmico'.$H$4]&gt;=(60+0.1*['4. Horizonte A húmico'.$H$2])); &quot;A húmico provável&quot;; &quot;Não provável&quot;)))" office:value-type="string" office:string-value="Não provável" calcext:value-type="string">
            <text:p>Não provável</text:p>
          </table:table-cell>
          <table:table-cell table:style-name="ce54" table:formula="of:=IF(ISBLANK([.A4]); &quot;Vazio&quot;; IF(AND([$'2. Atributos Diagnósticos - Química'.S4]&lt;65;[$'2. Atributos Diagnósticos - Química'.L4] &gt;= 6; [$'2. Atributos Diagnósticos - Química'.L4] &lt;80; [$'4. Horizonte A húmico'.$H$4] &lt; (60+0.1*['4. Horizonte A húmico'.$H$2])); &quot;A moderado possível, checar critérios de espessura e estrutura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.A4]); &quot;Vazio&quot;; IF(AND([$'2. Atributos Diagnósticos - Química'.K4]&gt;=30; [$'4. Horizonte A húmico'.B4] &gt;= 20); &quot;A antrópico possível, checar artefatos líticos e outros&quot;; &quot;Não provável&quot;))" office:value-type="string" office:string-value="Não provável" calcext:value-type="string">
            <text:p>Não provável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5]); &quot;Vazio&quot;; IF(IFERROR(SEARCH(&quot;A&quot;;[.A5]);&quot;0&quot;)+IFERROR(SEARCH(&quot;H&quot;;[.A5]);&quot;0&quot;)+IFERROR(SEARCH(&quot;O&quot;;[.A5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5]); &quot;Vazio&quot;; IF([$'2. Atributos Diagnósticos - Química'.L5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5]); &quot;Vazio&quot;; IF(AND([$'2. Atributos Diagnósticos - Química'.S5]&gt;=65 ;[$'2. Atributos Diagnósticos - Química'.L5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5]);&quot;Vazio&quot;; IF(AND([$'2. Atributos Diagnósticos - Química'.S5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5]); &quot;Vazio&quot;; IF(AND([$'2. Atributos Diagnósticos - Química'.S5]&lt;65;[$'2. Atributos Diagnósticos - Química'.L5] &gt;= 6; [$'2. Atributos Diagnósticos - Química'.L5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5]); &quot;Vazio&quot;; IF(AND([$'2. Atributos Diagnósticos - Química'.K5]&gt;=30; [$'4. Horizonte A húmico'.B5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6]); &quot;Vazio&quot;; IF(IFERROR(SEARCH(&quot;A&quot;;[.A6]);&quot;0&quot;)+IFERROR(SEARCH(&quot;H&quot;;[.A6]);&quot;0&quot;)+IFERROR(SEARCH(&quot;O&quot;;[.A6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6]); &quot;Vazio&quot;; IF([$'2. Atributos Diagnósticos - Química'.L6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6]); &quot;Vazio&quot;; IF(AND([$'2. Atributos Diagnósticos - Química'.S6]&gt;=65 ;[$'2. Atributos Diagnósticos - Química'.L6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6]);&quot;Vazio&quot;; IF(AND([$'2. Atributos Diagnósticos - Química'.S6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6]); &quot;Vazio&quot;; IF(AND([$'2. Atributos Diagnósticos - Química'.S6]&lt;65;[$'2. Atributos Diagnósticos - Química'.L6] &gt;= 6; [$'2. Atributos Diagnósticos - Química'.L6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6]); &quot;Vazio&quot;; IF(AND([$'2. Atributos Diagnósticos - Química'.K6]&gt;=30; [$'4. Horizonte A húmico'.B6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7]); &quot;Vazio&quot;; IF(IFERROR(SEARCH(&quot;A&quot;;[.A7]);&quot;0&quot;)+IFERROR(SEARCH(&quot;H&quot;;[.A7]);&quot;0&quot;)+IFERROR(SEARCH(&quot;O&quot;;[.A7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7]); &quot;Vazio&quot;; IF([$'2. Atributos Diagnósticos - Química'.L7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7]); &quot;Vazio&quot;; IF(AND([$'2. Atributos Diagnósticos - Química'.S7]&gt;=65 ;[$'2. Atributos Diagnósticos - Química'.L7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7]);&quot;Vazio&quot;; IF(AND([$'2. Atributos Diagnósticos - Química'.S7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7]); &quot;Vazio&quot;; IF(AND([$'2. Atributos Diagnósticos - Química'.S7]&lt;65;[$'2. Atributos Diagnósticos - Química'.L7] &gt;= 6; [$'2. Atributos Diagnósticos - Química'.L7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7]); &quot;Vazio&quot;; IF(AND([$'2. Atributos Diagnósticos - Química'.K7]&gt;=30; [$'4. Horizonte A húmico'.B7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8]); &quot;Vazio&quot;; IF(IFERROR(SEARCH(&quot;A&quot;;[.A8]);&quot;0&quot;)+IFERROR(SEARCH(&quot;H&quot;;[.A8]);&quot;0&quot;)+IFERROR(SEARCH(&quot;O&quot;;[.A8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8]); &quot;Vazio&quot;; IF([$'2. Atributos Diagnósticos - Química'.L8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8]); &quot;Vazio&quot;; IF(AND([$'2. Atributos Diagnósticos - Química'.S8]&gt;=65 ;[$'2. Atributos Diagnósticos - Química'.L8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8]);&quot;Vazio&quot;; IF(AND([$'2. Atributos Diagnósticos - Química'.S8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8]); &quot;Vazio&quot;; IF(AND([$'2. Atributos Diagnósticos - Química'.S8]&lt;65;[$'2. Atributos Diagnósticos - Química'.L8] &gt;= 6; [$'2. Atributos Diagnósticos - Química'.L8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8]); &quot;Vazio&quot;; IF(AND([$'2. Atributos Diagnósticos - Química'.K8]&gt;=30; [$'4. Horizonte A húmico'.B8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9]); &quot;Vazio&quot;; IF(IFERROR(SEARCH(&quot;A&quot;;[.A9]);&quot;0&quot;)+IFERROR(SEARCH(&quot;H&quot;;[.A9]);&quot;0&quot;)+IFERROR(SEARCH(&quot;O&quot;;[.A9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9]); &quot;Vazio&quot;; IF([$'2. Atributos Diagnósticos - Química'.L9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9]); &quot;Vazio&quot;; IF(AND([$'2. Atributos Diagnósticos - Química'.S9]&gt;=65 ;[$'2. Atributos Diagnósticos - Química'.L9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9]);&quot;Vazio&quot;; IF(AND([$'2. Atributos Diagnósticos - Química'.S9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9]); &quot;Vazio&quot;; IF(AND([$'2. Atributos Diagnósticos - Química'.S9]&lt;65;[$'2. Atributos Diagnósticos - Química'.L9] &gt;= 6; [$'2. Atributos Diagnósticos - Química'.L9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9]); &quot;Vazio&quot;; IF(AND([$'2. Atributos Diagnósticos - Química'.K9]&gt;=30; [$'4. Horizonte A húmico'.B9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0]); &quot;Vazio&quot;; IF(IFERROR(SEARCH(&quot;A&quot;;[.A10]);&quot;0&quot;)+IFERROR(SEARCH(&quot;H&quot;;[.A10]);&quot;0&quot;)+IFERROR(SEARCH(&quot;O&quot;;[.A10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0]); &quot;Vazio&quot;; IF([$'2. Atributos Diagnósticos - Química'.L10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0]); &quot;Vazio&quot;; IF(AND([$'2. Atributos Diagnósticos - Química'.S10]&gt;=65 ;[$'2. Atributos Diagnósticos - Química'.L10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0]);&quot;Vazio&quot;; IF(AND([$'2. Atributos Diagnósticos - Química'.S10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0]); &quot;Vazio&quot;; IF(AND([$'2. Atributos Diagnósticos - Química'.S10]&lt;65;[$'2. Atributos Diagnósticos - Química'.L10] &gt;= 6; [$'2. Atributos Diagnósticos - Química'.L10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0]); &quot;Vazio&quot;; IF(AND([$'2. Atributos Diagnósticos - Química'.K10]&gt;=30; [$'4. Horizonte A húmico'.B10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1]); &quot;Vazio&quot;; IF(IFERROR(SEARCH(&quot;A&quot;;[.A11]);&quot;0&quot;)+IFERROR(SEARCH(&quot;H&quot;;[.A11]);&quot;0&quot;)+IFERROR(SEARCH(&quot;O&quot;;[.A11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1]); &quot;Vazio&quot;; IF([$'2. Atributos Diagnósticos - Química'.L11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1]); &quot;Vazio&quot;; IF(AND([$'2. Atributos Diagnósticos - Química'.S11]&gt;=65 ;[$'2. Atributos Diagnósticos - Química'.L11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1]);&quot;Vazio&quot;; IF(AND([$'2. Atributos Diagnósticos - Química'.S11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1]); &quot;Vazio&quot;; IF(AND([$'2. Atributos Diagnósticos - Química'.S11]&lt;65;[$'2. Atributos Diagnósticos - Química'.L11] &gt;= 6; [$'2. Atributos Diagnósticos - Química'.L11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1]); &quot;Vazio&quot;; IF(AND([$'2. Atributos Diagnósticos - Química'.K11]&gt;=30; [$'4. Horizonte A húmico'.B11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2]); &quot;Vazio&quot;; IF(IFERROR(SEARCH(&quot;A&quot;;[.A12]);&quot;0&quot;)+IFERROR(SEARCH(&quot;H&quot;;[.A12]);&quot;0&quot;)+IFERROR(SEARCH(&quot;O&quot;;[.A12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2]); &quot;Vazio&quot;; IF([$'2. Atributos Diagnósticos - Química'.L12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2]); &quot;Vazio&quot;; IF(AND([$'2. Atributos Diagnósticos - Química'.S12]&gt;=65 ;[$'2. Atributos Diagnósticos - Química'.L12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2]);&quot;Vazio&quot;; IF(AND([$'2. Atributos Diagnósticos - Química'.S12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2]); &quot;Vazio&quot;; IF(AND([$'2. Atributos Diagnósticos - Química'.S12]&lt;65;[$'2. Atributos Diagnósticos - Química'.L12] &gt;= 6; [$'2. Atributos Diagnósticos - Química'.L12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2]); &quot;Vazio&quot;; IF(AND([$'2. Atributos Diagnósticos - Química'.K12]&gt;=30; [$'4. Horizonte A húmico'.B12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3]); &quot;Vazio&quot;; IF(IFERROR(SEARCH(&quot;A&quot;;[.A13]);&quot;0&quot;)+IFERROR(SEARCH(&quot;H&quot;;[.A13]);&quot;0&quot;)+IFERROR(SEARCH(&quot;O&quot;;[.A13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3]); &quot;Vazio&quot;; IF([$'2. Atributos Diagnósticos - Química'.L13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3]); &quot;Vazio&quot;; IF(AND([$'2. Atributos Diagnósticos - Química'.S13]&gt;=65 ;[$'2. Atributos Diagnósticos - Química'.L13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3]);&quot;Vazio&quot;; IF(AND([$'2. Atributos Diagnósticos - Química'.S13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3]); &quot;Vazio&quot;; IF(AND([$'2. Atributos Diagnósticos - Química'.S13]&lt;65;[$'2. Atributos Diagnósticos - Química'.L13] &gt;= 6; [$'2. Atributos Diagnósticos - Química'.L13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3]); &quot;Vazio&quot;; IF(AND([$'2. Atributos Diagnósticos - Química'.K13]&gt;=30; [$'4. Horizonte A húmico'.B13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4]); &quot;Vazio&quot;; IF(IFERROR(SEARCH(&quot;A&quot;;[.A14]);&quot;0&quot;)+IFERROR(SEARCH(&quot;H&quot;;[.A14]);&quot;0&quot;)+IFERROR(SEARCH(&quot;O&quot;;[.A14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4]); &quot;Vazio&quot;; IF([$'2. Atributos Diagnósticos - Química'.L14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4]); &quot;Vazio&quot;; IF(AND([$'2. Atributos Diagnósticos - Química'.S14]&gt;=65 ;[$'2. Atributos Diagnósticos - Química'.L14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4]);&quot;Vazio&quot;; IF(AND([$'2. Atributos Diagnósticos - Química'.S14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4]); &quot;Vazio&quot;; IF(AND([$'2. Atributos Diagnósticos - Química'.S14]&lt;65;[$'2. Atributos Diagnósticos - Química'.L14] &gt;= 6; [$'2. Atributos Diagnósticos - Química'.L14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4]); &quot;Vazio&quot;; IF(AND([$'2. Atributos Diagnósticos - Química'.K14]&gt;=30; [$'4. Horizonte A húmico'.B14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5]); &quot;Vazio&quot;; IF(IFERROR(SEARCH(&quot;A&quot;;[.A15]);&quot;0&quot;)+IFERROR(SEARCH(&quot;H&quot;;[.A15]);&quot;0&quot;)+IFERROR(SEARCH(&quot;O&quot;;[.A15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5]); &quot;Vazio&quot;; IF([$'2. Atributos Diagnósticos - Química'.L15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5]); &quot;Vazio&quot;; IF(AND([$'2. Atributos Diagnósticos - Química'.S15]&gt;=65 ;[$'2. Atributos Diagnósticos - Química'.L15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5]);&quot;Vazio&quot;; IF(AND([$'2. Atributos Diagnósticos - Química'.S15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5]); &quot;Vazio&quot;; IF(AND([$'2. Atributos Diagnósticos - Química'.S15]&lt;65;[$'2. Atributos Diagnósticos - Química'.L15] &gt;= 6; [$'2. Atributos Diagnósticos - Química'.L15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5]); &quot;Vazio&quot;; IF(AND([$'2. Atributos Diagnósticos - Química'.K15]&gt;=30; [$'4. Horizonte A húmico'.B15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6]); &quot;Vazio&quot;; IF(IFERROR(SEARCH(&quot;A&quot;;[.A16]);&quot;0&quot;)+IFERROR(SEARCH(&quot;H&quot;;[.A16]);&quot;0&quot;)+IFERROR(SEARCH(&quot;O&quot;;[.A16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6]); &quot;Vazio&quot;; IF([$'2. Atributos Diagnósticos - Química'.L16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6]); &quot;Vazio&quot;; IF(AND([$'2. Atributos Diagnósticos - Química'.S16]&gt;=65 ;[$'2. Atributos Diagnósticos - Química'.L16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6]);&quot;Vazio&quot;; IF(AND([$'2. Atributos Diagnósticos - Química'.S16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6]); &quot;Vazio&quot;; IF(AND([$'2. Atributos Diagnósticos - Química'.S16]&lt;65;[$'2. Atributos Diagnósticos - Química'.L16] &gt;= 6; [$'2. Atributos Diagnósticos - Química'.L16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6]); &quot;Vazio&quot;; IF(AND([$'2. Atributos Diagnósticos - Química'.K16]&gt;=30; [$'4. Horizonte A húmico'.B16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7]); &quot;Vazio&quot;; IF(IFERROR(SEARCH(&quot;A&quot;;[.A17]);&quot;0&quot;)+IFERROR(SEARCH(&quot;H&quot;;[.A17]);&quot;0&quot;)+IFERROR(SEARCH(&quot;O&quot;;[.A17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7]); &quot;Vazio&quot;; IF([$'2. Atributos Diagnósticos - Química'.L17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7]); &quot;Vazio&quot;; IF(AND([$'2. Atributos Diagnósticos - Química'.S17]&gt;=65 ;[$'2. Atributos Diagnósticos - Química'.L17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7]);&quot;Vazio&quot;; IF(AND([$'2. Atributos Diagnósticos - Química'.S17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7]); &quot;Vazio&quot;; IF(AND([$'2. Atributos Diagnósticos - Química'.S17]&lt;65;[$'2. Atributos Diagnósticos - Química'.L17] &gt;= 6; [$'2. Atributos Diagnósticos - Química'.L17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7]); &quot;Vazio&quot;; IF(AND([$'2. Atributos Diagnósticos - Química'.K17]&gt;=30; [$'4. Horizonte A húmico'.B17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8]); &quot;Vazio&quot;; IF(IFERROR(SEARCH(&quot;A&quot;;[.A18]);&quot;0&quot;)+IFERROR(SEARCH(&quot;H&quot;;[.A18]);&quot;0&quot;)+IFERROR(SEARCH(&quot;O&quot;;[.A18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8]); &quot;Vazio&quot;; IF([$'2. Atributos Diagnósticos - Química'.L18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8]); &quot;Vazio&quot;; IF(AND([$'2. Atributos Diagnósticos - Química'.S18]&gt;=65 ;[$'2. Atributos Diagnósticos - Química'.L18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8]);&quot;Vazio&quot;; IF(AND([$'2. Atributos Diagnósticos - Química'.S18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8]); &quot;Vazio&quot;; IF(AND([$'2. Atributos Diagnósticos - Química'.S18]&lt;65;[$'2. Atributos Diagnósticos - Química'.L18] &gt;= 6; [$'2. Atributos Diagnósticos - Química'.L18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8]); &quot;Vazio&quot;; IF(AND([$'2. Atributos Diagnósticos - Química'.K18]&gt;=30; [$'4. Horizonte A húmico'.B18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19]); &quot;Vazio&quot;; IF(IFERROR(SEARCH(&quot;A&quot;;[.A19]);&quot;0&quot;)+IFERROR(SEARCH(&quot;H&quot;;[.A19]);&quot;0&quot;)+IFERROR(SEARCH(&quot;O&quot;;[.A19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19]); &quot;Vazio&quot;; IF([$'2. Atributos Diagnósticos - Química'.L19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19]); &quot;Vazio&quot;; IF(AND([$'2. Atributos Diagnósticos - Química'.S19]&gt;=65 ;[$'2. Atributos Diagnósticos - Química'.L19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9]);&quot;Vazio&quot;; IF(AND([$'2. Atributos Diagnósticos - Química'.S19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9]); &quot;Vazio&quot;; IF(AND([$'2. Atributos Diagnósticos - Química'.S19]&lt;65;[$'2. Atributos Diagnósticos - Química'.L19] &gt;= 6; [$'2. Atributos Diagnósticos - Química'.L19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9]); &quot;Vazio&quot;; IF(AND([$'2. Atributos Diagnósticos - Química'.K19]&gt;=30; [$'4. Horizonte A húmico'.B19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84" table:number-columns-repeated="2"/>
          <table:table-cell table:style-name="ce99" table:formula="of:=IF(ISBLANK([.A20]); &quot;Vazio&quot;; IF(IFERROR(SEARCH(&quot;A&quot;;[.A20]);&quot;0&quot;)+IFERROR(SEARCH(&quot;H&quot;;[.A20]);&quot;0&quot;)+IFERROR(SEARCH(&quot;O&quot;;[.A20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99" table:formula="of:=IF(ISBLANK([.A20]); &quot;Vazio&quot;; IF([$'2. Atributos Diagnósticos - Química'.L20]&gt;=80; &quot;Hístico provável&quot;; &quot;Não provável&quot;))" office:value-type="string" office:string-value="Vazio" calcext:value-type="string">
            <text:p>Vazio</text:p>
          </table:table-cell>
          <table:table-cell table:style-name="ce99" table:formula="of:=IF(ISBLANK([.A20]); &quot;Vazio&quot;; IF(AND([$'2. Atributos Diagnósticos - Química'.S20]&gt;=65 ;[$'2. Atributos Diagnósticos - Química'.L20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20]);&quot;Vazio&quot;; IF(AND([$'2. Atributos Diagnósticos - Química'.S20]&lt;65;[$'4. Horizonte A húmico'.$H$4]&gt;=(60+0.1*['4. Horizonte A húmico'.$H$2])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20]); &quot;Vazio&quot;; IF(AND([$'2. Atributos Diagnósticos - Química'.S20]&lt;65;[$'2. Atributos Diagnósticos - Química'.L20] &gt;= 6; [$'2. Atributos Diagnósticos - Química'.L20] &lt;80; [$'4. Horizonte A húmico'.$H$4] &lt; (60+0.1*['4. Horizonte A húmico'.$H$2])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20]); &quot;Vazio&quot;; IF(AND([$'2. Atributos Diagnósticos - Química'.K20]&gt;=30; [$'4. Horizonte A húmico'.B20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3" office:value-type="string" calcext:value-type="string">
            <text:p>Manter a mesma ordem e posição das siglas das demais planilhas (os cálculos são vinculados)!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Confirmar os horizontes prováveis, a planilha checa apenas características químicas gera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 que é checado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ístico</text:p>
          </table:table-cell>
          <table:table-cell office:value-type="string" calcext:value-type="string">
            <text:p>C-o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chernozêmico</text:p>
          </table:table-cell>
          <table:table-cell office:value-type="string" calcext:value-type="string">
            <text:p>V(%), C-o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húmico </text:p>
          </table:table-cell>
          <table:table-cell office:value-type="string" calcext:value-type="string">
            <text:p>V(%), ver tabela específ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proeminente</text:p>
          </table:table-cell>
          <table:table-cell office:value-type="string" calcext:value-type="string">
            <text:p>V(%), C-org, critério para A húm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antrópico</text:p>
          </table:table-cell>
          <table:table-cell office:value-type="string" calcext:value-type="string">
            <text:p>P e espessu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fraco</text:p>
          </table:table-cell>
          <table:table-cell office:value-type="string" calcext:value-type="string">
            <text:p>Não é chec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moderado</text:p>
          </table:table-cell>
          <table:table-cell office:value-type="string" calcext:value-type="string">
            <text:p>Exclui os anteriores</text:p>
          </table:table-cell>
          <table:table-cell table:number-columns-repeated="8"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09:19:11.512462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09:26:12.012555463</meta:creation-date>
    <dc:date>2021-10-28T09:21:34.119998530</dc:date>
    <meta:editing-duration>PT5H30M46S</meta:editing-duration>
    <meta:editing-cycles>39</meta:editing-cycles>
    <meta:generator>LibreOffice/6.4.7.2$Linux_X86_64 LibreOffice_project/40$Build-2</meta:generator>
    <meta:document-statistic meta:table-count="6" meta:cell-count="970" meta:object-count="0"/>
  </office:meta>
</office:document-meta>
</file>